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6583in"/>
    </style:style>
    <style:style style:name="co6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_lab_to_p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79" calcext:value-type="float">
            <text:p>7.9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0.000094" calcext:value-type="float">
            <text:p>9.4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94" calcext:value-type="float">
            <text:p>9.4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052" calcext:value-type="float">
            <text:p>5.2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0.000058" calcext:value-type="float">
            <text:p>5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65" calcext:value-type="float">
            <text:p>6.5E-05</text:p>
          </table:table-cell>
        </table:table-row>
        <table:table-row table:style-name="ro1">
          <table:table-cell office:value-type="float" office:value="0.000058" calcext:value-type="float">
            <text:p>5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083" calcext:value-type="float">
            <text:p>8.3E-05</text:p>
          </table:table-cell>
          <table:table-cell table:number-columns-repeated="2"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table:number-columns-repeated="2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78" calcext:value-type="float">
            <text:p>7.8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107" calcext:value-type="float">
            <text:p>0.00010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1" calcext:value-type="float">
            <text:p>6.1E-05</text:p>
          </table:table-cell>
        </table:table-row>
        <table:table-row table:style-name="ro1">
          <table:table-cell office:value-type="float" office:value="0.000063" calcext:value-type="float">
            <text:p>6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table:number-columns-repeated="2"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 office:value-type="float" office:value="0.000084" calcext:value-type="float">
            <text:p>8.4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table:number-columns-repeated="2" office:value-type="float" office:value="0.000094" calcext:value-type="float">
            <text:p>9.4E-05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office:value-type="float" office:value="0.000093" calcext:value-type="float">
            <text:p>9.3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96" calcext:value-type="float">
            <text:p>9.6E-05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57" calcext:value-type="float">
            <text:p>5.7E-05</text:p>
          </table:table-cell>
        </table:table-row>
        <table:table-row table:style-name="ro1">
          <table:table-cell office:value-type="float" office:value="0.000056" calcext:value-type="float">
            <text:p>5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8" calcext:value-type="float">
            <text:p>5.8E-05</text:p>
          </table:table-cell>
        </table:table-row>
        <table:table-row table:style-name="ro1">
          <table:table-cell office:value-type="float" office:value="0.000062" calcext:value-type="float">
            <text:p>6.2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table:number-columns-repeated="3" office:value-type="float" office:value="0.000069" calcext:value-type="float">
            <text:p>6.9E-05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0.000067" calcext:value-type="float">
            <text:p>6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9" calcext:value-type="float">
            <text:p>6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 office:value-type="float" office:value="0.000064" calcext:value-type="float">
            <text:p>6.4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table:number-columns-repeated="2" office:value-type="float" office:value="0.000072" calcext:value-type="float">
            <text:p>7.2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5" calcext:value-type="float">
            <text:p>6.5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0.000064" calcext:value-type="float">
            <text:p>6.4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86" calcext:value-type="float">
            <text:p>8.6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47" calcext:value-type="float">
            <text:p>4.7E-05</text:p>
          </table:table-cell>
        </table:table-row>
        <table:table-row table:style-name="ro1">
          <table:table-cell office:value-type="float" office:value="0.000051" calcext:value-type="float">
            <text:p>5.1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71" calcext:value-type="float">
            <text:p>7.1E-05</text:p>
          </table:table-cell>
        </table:table-row>
      </table:table>
      <table:table table:name="1_indigo_to_wolf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1" calcext:value-type="float">
            <text:p>1.1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</table:table>
      <table:table table:name="1_wolf_to_pi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42" calcext:value-type="float">
            <text:p>4.2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table:number-columns-repeated="3"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table:number-columns-repeated="2" office:value-type="float" office:value="0.000038" calcext:value-type="float">
            <text:p>3.8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table:number-columns-repeated="2"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3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43" calcext:value-type="float">
            <text:p>4.3E-05</text:p>
          </table:table-cell>
          <table:table-cell table:number-columns-repeated="2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table:number-columns-repeated="2"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4" calcext:value-type="float">
            <text:p>2.4E-05</text:p>
          </table:table-cell>
        </table:table-row>
      </table:table>
      <table:table table:name="2_wolf_to_pi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43" calcext:value-type="float">
            <text:p>4.3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table:number-columns-repeated="3" office:value-type="float" office:value="0.000039" calcext:value-type="float">
            <text:p>3.9E-05</text:p>
          </table:table-cell>
        </table:table-row>
        <table:table-row table:style-name="ro1">
          <table:table-cell table:number-columns-repeated="2" office:value-type="float" office:value="0.000038" calcext:value-type="float">
            <text:p>3.8E-05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table:number-columns-repeated="3" office:value-type="float" office:value="0.000039" calcext:value-type="float">
            <text:p>3.9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3" office:value-type="float" office:value="0.000023" calcext:value-type="float">
            <text:p>2.3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table:number-columns-repeated="2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table:number-columns-repeated="2"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table:number-columns-repeated="2"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table:number-columns-repeated="2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table:number-columns-repeated="2"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</table:table>
      <table:table table:name="2_lab_to_pi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176" calcext:value-type="float">
            <text:p>0.00017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0.000117" calcext:value-type="float">
            <text:p>0.00011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office:value-type="float" office:value="0.000152" calcext:value-type="float">
            <text:p>0.00015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84" calcext:value-type="float">
            <text:p>8.4E-05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103" calcext:value-type="float">
            <text:p>0.00010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63" calcext:value-type="float">
            <text:p>6.3E-0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0.000082" calcext:value-type="float">
            <text:p>8.2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8" calcext:value-type="float">
            <text:p>6.8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101" calcext:value-type="float">
            <text:p>0.00010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88" calcext:value-type="float">
            <text:p>8.8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09" calcext:value-type="float">
            <text:p>9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7" calcext:value-type="float">
            <text:p>8.7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0.000068" calcext:value-type="float">
            <text:p>6.8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8" calcext:value-type="float">
            <text:p>7.8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office:value-type="float" office:value="0.000083" calcext:value-type="float">
            <text:p>8.3E-05</text:p>
          </table:table-cell>
          <table:table-cell table:number-columns-repeated="2"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85" calcext:value-type="float">
            <text:p>8.5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8" calcext:value-type="float">
            <text:p>8.8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83" calcext:value-type="float">
            <text:p>8.3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115" calcext:value-type="float">
            <text:p>0.00011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0.000082" calcext:value-type="float">
            <text:p>8.2E-05</text:p>
          </table:table-cell>
          <table:table-cell table:number-columns-repeated="2"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0.000081" calcext:value-type="float">
            <text:p>8.1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0.000076" calcext:value-type="float">
            <text:p>7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table:number-columns-repeated="2" office:value-type="float" office:value="0.000086" calcext:value-type="float">
            <text:p>8.6E-05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79" calcext:value-type="float">
            <text:p>7.9E-05</text:p>
          </table:table-cell>
        </table:table-row>
        <table:table-row table:style-name="ro1">
          <table:table-cell office:value-type="float" office:value="0.00005" calcext:value-type="float">
            <text:p>5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table:number-columns-repeated="2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69" calcext:value-type="float">
            <text:p>6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00084" calcext:value-type="float">
            <text:p>8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0.000146" calcext:value-type="float">
            <text:p>0.00014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9" calcext:value-type="float">
            <text:p>8.9E-05</text:p>
          </table:table-cell>
        </table:table-row>
        <table:table-row table:style-name="ro1">
          <table:table-cell office:value-type="float" office:value="0.000086" calcext:value-type="float">
            <text:p>8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76" calcext:value-type="float">
            <text:p>7.6E-05</text:p>
          </table:table-cell>
        </table:table-row>
      </table:table>
      <table:table table:name="2_indigo_to_wolf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table:number-columns-repeated="3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</table:table>
      <table:table table:name="3_indigo_to_wolf" table:style-name="ta1"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1225" calcext:value-type="float">
            <text:p>0.00122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1196" calcext:value-type="float">
            <text:p>0.001196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1136" calcext:value-type="float">
            <text:p>0.001136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1142" calcext:value-type="float">
            <text:p>0.001142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139" calcext:value-type="float">
            <text:p>0.001139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24" calcext:value-type="float">
            <text:p>0.001124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1148" calcext:value-type="float">
            <text:p>0.001148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087" calcext:value-type="float">
            <text:p>0.001087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18" calcext:value-type="float">
            <text:p>0.001118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1151" calcext:value-type="float">
            <text:p>0.001151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13" calcext:value-type="float">
            <text:p>0.001113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116" calcext:value-type="float">
            <text:p>0.0011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1109" calcext:value-type="float">
            <text:p>0.00110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1136" calcext:value-type="float">
            <text:p>0.001136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45" calcext:value-type="float">
            <text:p>0.00114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1159" calcext:value-type="float">
            <text:p>0.00115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04" calcext:value-type="float">
            <text:p>0.001104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1108" calcext:value-type="float">
            <text:p>0.001108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5" calcext:value-type="float">
            <text:p>0.001105</text:p>
          </table:table-cell>
        </table:table-row>
      </table:table>
      <table:table table:name="3_su_to_pi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289" calcext:value-type="float">
            <text:p>0.000289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6885" calcext:value-type="float">
            <text:p>0.006885</text:p>
          </table:table-cell>
          <table:table-cell office:value-type="float" office:value="0.043672" calcext:value-type="float">
            <text:p>0.043672</text:p>
          </table:table-cell>
        </table:table-row>
        <table:table-row table:style-name="ro1">
          <table:table-cell office:value-type="float" office:value="0.000249" calcext:value-type="float">
            <text:p>0.000249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0.011437" calcext:value-type="float">
            <text:p>0.011437</text:p>
          </table:table-cell>
          <table:table-cell office:value-type="float" office:value="0.038463" calcext:value-type="float">
            <text:p>0.038463</text:p>
          </table:table-cell>
        </table:table-row>
        <table:table-row table:style-name="ro1">
          <table:table-cell office:value-type="float" office:value="0.000203" calcext:value-type="float">
            <text:p>0.000203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11299" calcext:value-type="float">
            <text:p>0.011299</text:p>
          </table:table-cell>
          <table:table-cell office:value-type="float" office:value="0.054322" calcext:value-type="float">
            <text:p>0.054322</text:p>
          </table:table-cell>
        </table:table-row>
        <table:table-row table:style-name="ro1">
          <table:table-cell office:value-type="float" office:value="0.000192" calcext:value-type="float">
            <text:p>0.000192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05174" calcext:value-type="float">
            <text:p>0.05174</text:p>
          </table:table-cell>
        </table:table-row>
        <table:table-row table:style-name="ro1">
          <table:table-cell office:value-type="float" office:value="0.000227" calcext:value-type="float">
            <text:p>0.000227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10228" calcext:value-type="float">
            <text:p>0.010228</text:p>
          </table:table-cell>
          <table:table-cell office:value-type="float" office:value="0.054077" calcext:value-type="float">
            <text:p>0.054077</text:p>
          </table:table-cell>
        </table:table-row>
        <table:table-row table:style-name="ro1">
          <table:table-cell office:value-type="float" office:value="0.000212" calcext:value-type="float">
            <text:p>0.000212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0.046202" calcext:value-type="float">
            <text:p>0.046202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1842" calcext:value-type="float">
            <text:p>0.001842</text:p>
          </table:table-cell>
          <table:table-cell office:value-type="float" office:value="0.010198" calcext:value-type="float">
            <text:p>0.010198</text:p>
          </table:table-cell>
          <table:table-cell office:value-type="float" office:value="0.039266" calcext:value-type="float">
            <text:p>0.039266</text:p>
          </table:table-cell>
        </table:table-row>
        <table:table-row table:style-name="ro1">
          <table:table-cell office:value-type="float" office:value="0.000167" calcext:value-type="float">
            <text:p>0.000167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37179" calcext:value-type="float">
            <text:p>0.037179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10851" calcext:value-type="float">
            <text:p>0.010851</text:p>
          </table:table-cell>
          <table:table-cell office:value-type="float" office:value="0.049444" calcext:value-type="float">
            <text:p>0.049444</text:p>
          </table:table-cell>
        </table:table-row>
        <table:table-row table:style-name="ro1">
          <table:table-cell office:value-type="float" office:value="0.000206" calcext:value-type="float">
            <text:p>0.000206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8084" calcext:value-type="float">
            <text:p>0.008084</text:p>
          </table:table-cell>
          <table:table-cell office:value-type="float" office:value="0.045652" calcext:value-type="float">
            <text:p>0.045652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33446" calcext:value-type="float">
            <text:p>0.033446</text:p>
          </table:table-cell>
        </table:table-row>
        <table:table-row table:style-name="ro1">
          <table:table-cell office:value-type="float" office:value="0.000232" calcext:value-type="float">
            <text:p>0.000232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0.042711" calcext:value-type="float">
            <text:p>0.042711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0.03738" calcext:value-type="float">
            <text:p>0.03738</text:p>
          </table:table-cell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float" office:value="0.001841" calcext:value-type="float">
            <text:p>0.001841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08805" calcext:value-type="float">
            <text:p>0.008805</text:p>
          </table:table-cell>
          <table:table-cell office:value-type="float" office:value="0.035935" calcext:value-type="float">
            <text:p>0.035935</text:p>
          </table:table-cell>
        </table:table-row>
        <table:table-row table:style-name="ro1">
          <table:table-cell office:value-type="float" office:value="0.000205" calcext:value-type="float">
            <text:p>0.000205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.008763" calcext:value-type="float">
            <text:p>0.008763</text:p>
          </table:table-cell>
          <table:table-cell office:value-type="float" office:value="0.039835" calcext:value-type="float">
            <text:p>0.039835</text:p>
          </table:table-cell>
        </table:table-row>
        <table:table-row table:style-name="ro1">
          <table:table-cell office:value-type="float" office:value="0.000196" calcext:value-type="float">
            <text:p>0.000196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09726" calcext:value-type="float">
            <text:p>0.009726</text:p>
          </table:table-cell>
          <table:table-cell office:value-type="float" office:value="0.048855" calcext:value-type="float">
            <text:p>0.048855</text:p>
          </table:table-cell>
        </table:table-row>
        <table:table-row table:style-name="ro1">
          <table:table-cell office:value-type="float" office:value="0.000199" calcext:value-type="float">
            <text:p>0.000199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36209" calcext:value-type="float">
            <text:p>0.036209</text:p>
          </table:table-cell>
        </table:table-row>
        <table:table-row table:style-name="ro1">
          <table:table-cell office:value-type="float" office:value="0.000193" calcext:value-type="float">
            <text:p>0.000193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8249" calcext:value-type="float">
            <text:p>0.008249</text:p>
          </table:table-cell>
          <table:table-cell office:value-type="float" office:value="0.038528" calcext:value-type="float">
            <text:p>0.038528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11074" calcext:value-type="float">
            <text:p>0.011074</text:p>
          </table:table-cell>
          <table:table-cell office:value-type="float" office:value="0.038601" calcext:value-type="float">
            <text:p>0.038601</text:p>
          </table:table-cell>
        </table:table-row>
        <table:table-row table:style-name="ro1">
          <table:table-cell office:value-type="float" office:value="0.000201" calcext:value-type="float">
            <text:p>0.000201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37364" calcext:value-type="float">
            <text:p>0.037364</text:p>
          </table:table-cell>
        </table:table-row>
        <table:table-row table:style-name="ro1">
          <table:table-cell office:value-type="float" office:value="0.000188" calcext:value-type="float">
            <text:p>0.000188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13019" calcext:value-type="float">
            <text:p>0.013019</text:p>
          </table:table-cell>
          <table:table-cell office:value-type="float" office:value="0.047236" calcext:value-type="float">
            <text:p>0.047236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8523" calcext:value-type="float">
            <text:p>0.008523</text:p>
          </table:table-cell>
          <table:table-cell office:value-type="float" office:value="0.052249" calcext:value-type="float">
            <text:p>0.052249</text:p>
          </table:table-cell>
        </table:table-row>
        <table:table-row table:style-name="ro1">
          <table:table-cell office:value-type="float" office:value="0.000272" calcext:value-type="float">
            <text:p>0.000272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11956" calcext:value-type="float">
            <text:p>0.011956</text:p>
          </table:table-cell>
          <table:table-cell office:value-type="float" office:value="0.054217" calcext:value-type="float">
            <text:p>0.054217</text:p>
          </table:table-cell>
        </table:table-row>
        <table:table-row table:style-name="ro1">
          <table:table-cell office:value-type="float" office:value="0.000185" calcext:value-type="float">
            <text:p>0.000185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0.037261" calcext:value-type="float">
            <text:p>0.037261</text:p>
          </table:table-cell>
        </table:table-row>
        <table:table-row table:style-name="ro1">
          <table:table-cell office:value-type="float" office:value="0.000196" calcext:value-type="float">
            <text:p>0.000196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.054735" calcext:value-type="float">
            <text:p>0.054735</text:p>
          </table:table-cell>
        </table:table-row>
        <table:table-row table:style-name="ro1">
          <table:table-cell office:value-type="float" office:value="0.000175" calcext:value-type="float">
            <text:p>0.000175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.054678" calcext:value-type="float">
            <text:p>0.054678</text:p>
          </table:table-cell>
        </table:table-row>
        <table:table-row table:style-name="ro1">
          <table:table-cell office:value-type="float" office:value="0.000216" calcext:value-type="float">
            <text:p>0.000216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0.008696" calcext:value-type="float">
            <text:p>0.008696</text:p>
          </table:table-cell>
          <table:table-cell office:value-type="float" office:value="0.03816" calcext:value-type="float">
            <text:p>0.03816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46275" calcext:value-type="float">
            <text:p>0.046275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12326" calcext:value-type="float">
            <text:p>0.012326</text:p>
          </table:table-cell>
          <table:table-cell office:value-type="float" office:value="0.054475" calcext:value-type="float">
            <text:p>0.054475</text:p>
          </table:table-cell>
        </table:table-row>
        <table:table-row table:style-name="ro1">
          <table:table-cell office:value-type="float" office:value="0.000272" calcext:value-type="float">
            <text:p>0.000272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012587" calcext:value-type="float">
            <text:p>0.012587</text:p>
          </table:table-cell>
          <table:table-cell office:value-type="float" office:value="0.039225" calcext:value-type="float">
            <text:p>0.039225</text:p>
          </table:table-cell>
        </table:table-row>
        <table:table-row table:style-name="ro1">
          <table:table-cell office:value-type="float" office:value="0.000209" calcext:value-type="float">
            <text:p>0.000209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2022" calcext:value-type="float">
            <text:p>0.002022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043091" calcext:value-type="float">
            <text:p>0.043091</text:p>
          </table:table-cell>
        </table:table-row>
        <table:table-row table:style-name="ro1">
          <table:table-cell office:value-type="float" office:value="0.000207" calcext:value-type="float">
            <text:p>0.000207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0.040883" calcext:value-type="float">
            <text:p>0.040883</text:p>
          </table:table-cell>
        </table:table-row>
        <table:table-row table:style-name="ro1">
          <table:table-cell office:value-type="float" office:value="0.000205" calcext:value-type="float">
            <text:p>0.00020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0.05222" calcext:value-type="float">
            <text:p>0.05222</text:p>
          </table:table-cell>
        </table:table-row>
        <table:table-row table:style-name="ro1">
          <table:table-cell office:value-type="float" office:value="0.000202" calcext:value-type="float">
            <text:p>0.00020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0.010867" calcext:value-type="float">
            <text:p>0.010867</text:p>
          </table:table-cell>
          <table:table-cell office:value-type="float" office:value="0.053843" calcext:value-type="float">
            <text:p>0.053843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50507" calcext:value-type="float">
            <text:p>0.050507</text:p>
          </table:table-cell>
        </table:table-row>
        <table:table-row table:style-name="ro1">
          <table:table-cell office:value-type="float" office:value="0.000193" calcext:value-type="float">
            <text:p>0.000193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036251" calcext:value-type="float">
            <text:p>0.036251</text:p>
          </table:table-cell>
        </table:table-row>
        <table:table-row table:style-name="ro1">
          <table:table-cell office:value-type="float" office:value="0.000182" calcext:value-type="float">
            <text:p>0.00018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0.037045" calcext:value-type="float">
            <text:p>0.037045</text:p>
          </table:table-cell>
        </table:table-row>
        <table:table-row table:style-name="ro1">
          <table:table-cell office:value-type="float" office:value="0.000194" calcext:value-type="float">
            <text:p>0.000194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0.036525" calcext:value-type="float">
            <text:p>0.036525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8618" calcext:value-type="float">
            <text:p>0.008618</text:p>
          </table:table-cell>
          <table:table-cell office:value-type="float" office:value="0.038843" calcext:value-type="float">
            <text:p>0.038843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43859" calcext:value-type="float">
            <text:p>0.043859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9215" calcext:value-type="float">
            <text:p>0.009215</text:p>
          </table:table-cell>
          <table:table-cell office:value-type="float" office:value="0.035797" calcext:value-type="float">
            <text:p>0.035797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012557" calcext:value-type="float">
            <text:p>0.012557</text:p>
          </table:table-cell>
          <table:table-cell office:value-type="float" office:value="0.037668" calcext:value-type="float">
            <text:p>0.037668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0.042008" calcext:value-type="float">
            <text:p>0.042008</text:p>
          </table:table-cell>
        </table:table-row>
        <table:table-row table:style-name="ro1">
          <table:table-cell office:value-type="float" office:value="0.000266" calcext:value-type="float">
            <text:p>0.00026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52906" calcext:value-type="float">
            <text:p>0.052906</text:p>
          </table:table-cell>
        </table:table-row>
        <table:table-row table:style-name="ro1">
          <table:table-cell office:value-type="float" office:value="0.000221" calcext:value-type="float">
            <text:p>0.000221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.037433" calcext:value-type="float">
            <text:p>0.037433</text:p>
          </table:table-cell>
        </table:table-row>
        <table:table-row table:style-name="ro1">
          <table:table-cell office:value-type="float" office:value="0.000195" calcext:value-type="float">
            <text:p>0.000195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0.048935" calcext:value-type="float">
            <text:p>0.048935</text:p>
          </table:table-cell>
        </table:table-row>
        <table:table-row table:style-name="ro1">
          <table:table-cell office:value-type="float" office:value="0.000185" calcext:value-type="float">
            <text:p>0.000185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0.012522" calcext:value-type="float">
            <text:p>0.012522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10291" calcext:value-type="float">
            <text:p>0.010291</text:p>
          </table:table-cell>
          <table:table-cell office:value-type="float" office:value="0.038231" calcext:value-type="float">
            <text:p>0.038231</text:p>
          </table:table-cell>
        </table:table-row>
        <table:table-row table:style-name="ro1">
          <table:table-cell office:value-type="float" office:value="0.000197" calcext:value-type="float">
            <text:p>0.000197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11632" calcext:value-type="float">
            <text:p>0.011632</text:p>
          </table:table-cell>
          <table:table-cell office:value-type="float" office:value="0.054304" calcext:value-type="float">
            <text:p>0.054304</text:p>
          </table:table-cell>
        </table:table-row>
      </table:table>
      <table:table table:name="3_wolf_to_pi" table:style-name="ta1"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049" calcext:value-type="float">
            <text:p>4.9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2877" calcext:value-type="float">
            <text:p>0.002877</text:p>
          </table:table-cell>
        </table:table-row>
        <table:table-row table:style-name="ro1">
          <table:table-cell office:value-type="float" office:value="0.000035" calcext:value-type="float">
            <text:p>3.5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2635" calcext:value-type="float">
            <text:p>0.00263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2665" calcext:value-type="float">
            <text:p>0.00266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26" calcext:value-type="float">
            <text:p>0.002526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2606" calcext:value-type="float">
            <text:p>0.002606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2528" calcext:value-type="float">
            <text:p>0.002528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56" calcext:value-type="float">
            <text:p>0.002556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525" calcext:value-type="float">
            <text:p>0.002525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655" calcext:value-type="float">
            <text:p>0.002655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2618" calcext:value-type="float">
            <text:p>0.002618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2621" calcext:value-type="float">
            <text:p>0.002621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2603" calcext:value-type="float">
            <text:p>0.002603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55" calcext:value-type="float">
            <text:p>0.002555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2604" calcext:value-type="float">
            <text:p>0.00260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587" calcext:value-type="float">
            <text:p>0.002587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2636" calcext:value-type="float">
            <text:p>0.002636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264" calcext:value-type="float">
            <text:p>0.0026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2633" calcext:value-type="float">
            <text:p>0.002633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2572" calcext:value-type="float">
            <text:p>0.002572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2529" calcext:value-type="float">
            <text:p>0.00252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2598" calcext:value-type="float">
            <text:p>0.002598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632" calcext:value-type="float">
            <text:p>0.002632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2563" calcext:value-type="float">
            <text:p>0.002563</text:p>
          </table:table-cell>
        </table:table-row>
        <table:table-row table:style-name="ro1">
          <table:table-cell office:value-type="float" office:value="0.000035" calcext:value-type="float">
            <text:p>3.5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265" calcext:value-type="float">
            <text:p>0.0026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2574" calcext:value-type="float">
            <text:p>0.002574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258" calcext:value-type="float">
            <text:p>0.00258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2684" calcext:value-type="float">
            <text:p>0.002684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54" calcext:value-type="float">
            <text:p>0.00255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93" calcext:value-type="float">
            <text:p>0.002593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2608" calcext:value-type="float">
            <text:p>0.002608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69" calcext:value-type="float">
            <text:p>0.002569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43" calcext:value-type="float">
            <text:p>0.002643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617" calcext:value-type="float">
            <text:p>0.002617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2584" calcext:value-type="float">
            <text:p>0.002584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2643" calcext:value-type="float">
            <text:p>0.002643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25" calcext:value-type="float">
            <text:p>0.002625</text:p>
          </table:table-cell>
        </table:table-row>
        <table:table-row table:style-name="ro1">
          <table:table-cell office:value-type="float" office:value="0.000034" calcext:value-type="float">
            <text:p>3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54" calcext:value-type="float">
            <text:p>0.00254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26" calcext:value-type="float">
            <text:p>0.002626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7" calcext:value-type="float">
            <text:p>0.00257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629" calcext:value-type="float">
            <text:p>0.002629</text:p>
          </table:table-cell>
        </table:table-row>
        <table:table-row table:style-name="ro1">
          <table:table-cell office:value-type="float" office:value="0.000061" calcext:value-type="float">
            <text:p>6.1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2605" calcext:value-type="float">
            <text:p>0.0026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2597" calcext:value-type="float">
            <text:p>0.002597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536" calcext:value-type="float">
            <text:p>0.002536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636" calcext:value-type="float">
            <text:p>0.002636</text:p>
          </table:table-cell>
        </table:table-row>
      </table:table>
      <table:table table:name="4_indigo_to_wolf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1385" calcext:value-type="float">
            <text:p>0.001385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3042" calcext:value-type="float">
            <text:p>0.003042</text:p>
          </table:table-cell>
        </table:table-row>
        <table:table-row table:style-name="ro1">
          <table:table-cell office:value-type="float" office:value="0.000916" calcext:value-type="float">
            <text:p>0.000916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3421" calcext:value-type="float">
            <text:p>0.003421</text:p>
          </table:table-cell>
        </table:table-row>
        <table:table-row table:style-name="ro1">
          <table:table-cell office:value-type="float" office:value="0.000899" calcext:value-type="float">
            <text:p>0.000899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04056" calcext:value-type="float">
            <text:p>0.004056</text:p>
          </table:table-cell>
        </table:table-row>
        <table:table-row table:style-name="ro1">
          <table:table-cell office:value-type="float" office:value="0.001095" calcext:value-type="float">
            <text:p>0.001095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.004102" calcext:value-type="float">
            <text:p>0.004102</text:p>
          </table:table-cell>
        </table:table-row>
        <table:table-row table:style-name="ro1">
          <table:table-cell office:value-type="float" office:value="0.001172" calcext:value-type="float">
            <text:p>0.001172</text:p>
          </table:table-cell>
          <table:table-cell office:value-type="float" office:value="0.001907" calcext:value-type="float">
            <text:p>0.001907</text:p>
          </table:table-cell>
          <table:table-cell office:value-type="float" office:value="0.004086" calcext:value-type="float">
            <text:p>0.004086</text:p>
          </table:table-cell>
        </table:table-row>
        <table:table-row table:style-name="ro1">
          <table:table-cell office:value-type="float" office:value="0.001205" calcext:value-type="float">
            <text:p>0.001205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.004118" calcext:value-type="float">
            <text:p>0.004118</text:p>
          </table:table-cell>
        </table:table-row>
        <table:table-row table:style-name="ro1">
          <table:table-cell office:value-type="float" office:value="0.001054" calcext:value-type="float">
            <text:p>0.001054</text:p>
          </table:table-cell>
          <table:table-cell office:value-type="float" office:value="0.001761" calcext:value-type="float">
            <text:p>0.001761</text:p>
          </table:table-cell>
          <table:table-cell office:value-type="float" office:value="0.00407" calcext:value-type="float">
            <text:p>0.00407</text:p>
          </table:table-cell>
        </table:table-row>
        <table:table-row table:style-name="ro1">
          <table:table-cell office:value-type="float" office:value="0.001139" calcext:value-type="float">
            <text:p>0.001139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4091" calcext:value-type="float">
            <text:p>0.004091</text:p>
          </table:table-cell>
        </table:table-row>
        <table:table-row table:style-name="ro1">
          <table:table-cell office:value-type="float" office:value="0.001193" calcext:value-type="float">
            <text:p>0.001193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079" calcext:value-type="float">
            <text:p>0.001079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03382" calcext:value-type="float">
            <text:p>0.003382</text:p>
          </table:table-cell>
        </table:table-row>
        <table:table-row table:style-name="ro1">
          <table:table-cell office:value-type="float" office:value="0.000887" calcext:value-type="float">
            <text:p>0.000887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0.004125" calcext:value-type="float">
            <text:p>0.004125</text:p>
          </table:table-cell>
        </table:table-row>
        <table:table-row table:style-name="ro1">
          <table:table-cell office:value-type="float" office:value="0.00118" calcext:value-type="float">
            <text:p>0.00118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4075" calcext:value-type="float">
            <text:p>0.004075</text:p>
          </table:table-cell>
        </table:table-row>
        <table:table-row table:style-name="ro1">
          <table:table-cell office:value-type="float" office:value="0.00104" calcext:value-type="float">
            <text:p>0.00104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.004111" calcext:value-type="float">
            <text:p>0.004111</text:p>
          </table:table-cell>
        </table:table-row>
        <table:table-row table:style-name="ro1">
          <table:table-cell office:value-type="float" office:value="0.001196" calcext:value-type="float">
            <text:p>0.001196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4063" calcext:value-type="float">
            <text:p>0.004063</text:p>
          </table:table-cell>
        </table:table-row>
        <table:table-row table:style-name="ro1">
          <table:table-cell office:value-type="float" office:value="0.00112" calcext:value-type="float">
            <text:p>0.00112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3361" calcext:value-type="float">
            <text:p>0.003361</text:p>
          </table:table-cell>
        </table:table-row>
        <table:table-row table:style-name="ro1">
          <table:table-cell office:value-type="float" office:value="0.000895" calcext:value-type="float">
            <text:p>0.000895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33" calcext:value-type="float">
            <text:p>0.001033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.004078" calcext:value-type="float">
            <text:p>0.004078</text:p>
          </table:table-cell>
        </table:table-row>
        <table:table-row table:style-name="ro1">
          <table:table-cell office:value-type="float" office:value="0.001146" calcext:value-type="float">
            <text:p>0.001146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4071" calcext:value-type="float">
            <text:p>0.004071</text:p>
          </table:table-cell>
        </table:table-row>
        <table:table-row table:style-name="ro1">
          <table:table-cell office:value-type="float" office:value="0.001017" calcext:value-type="float">
            <text:p>0.00101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04104" calcext:value-type="float">
            <text:p>0.004104</text:p>
          </table:table-cell>
        </table:table-row>
        <table:table-row table:style-name="ro1">
          <table:table-cell office:value-type="float" office:value="0.001136" calcext:value-type="float">
            <text:p>0.001136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004087" calcext:value-type="float">
            <text:p>0.004087</text:p>
          </table:table-cell>
        </table:table-row>
        <table:table-row table:style-name="ro1">
          <table:table-cell office:value-type="float" office:value="0.001026" calcext:value-type="float">
            <text:p>0.001026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004069" calcext:value-type="float">
            <text:p>0.004069</text:p>
          </table:table-cell>
        </table:table-row>
        <table:table-row table:style-name="ro1">
          <table:table-cell office:value-type="float" office:value="0.001083" calcext:value-type="float">
            <text:p>0.001083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4072" calcext:value-type="float">
            <text:p>0.004072</text:p>
          </table:table-cell>
        </table:table-row>
        <table:table-row table:style-name="ro1">
          <table:table-cell office:value-type="float" office:value="0.001147" calcext:value-type="float">
            <text:p>0.001147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4067" calcext:value-type="float">
            <text:p>0.004067</text:p>
          </table:table-cell>
        </table:table-row>
        <table:table-row table:style-name="ro1">
          <table:table-cell office:value-type="float" office:value="0.001203" calcext:value-type="float">
            <text:p>0.001203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.004071" calcext:value-type="float">
            <text:p>0.004071</text:p>
          </table:table-cell>
        </table:table-row>
        <table:table-row table:style-name="ro1">
          <table:table-cell office:value-type="float" office:value="0.001056" calcext:value-type="float">
            <text:p>0.001056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4109" calcext:value-type="float">
            <text:p>0.004109</text:p>
          </table:table-cell>
        </table:table-row>
        <table:table-row table:style-name="ro1">
          <table:table-cell office:value-type="float" office:value="0.001156" calcext:value-type="float">
            <text:p>0.001156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.004072" calcext:value-type="float">
            <text:p>0.004072</text:p>
          </table:table-cell>
        </table:table-row>
        <table:table-row table:style-name="ro1">
          <table:table-cell office:value-type="float" office:value="0.001204" calcext:value-type="float">
            <text:p>0.001204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4068" calcext:value-type="float">
            <text:p>0.004068</text:p>
          </table:table-cell>
        </table:table-row>
        <table:table-row table:style-name="ro1">
          <table:table-cell office:value-type="float" office:value="0.001049" calcext:value-type="float">
            <text:p>0.00104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4083" calcext:value-type="float">
            <text:p>0.004083</text:p>
          </table:table-cell>
        </table:table-row>
        <table:table-row table:style-name="ro1">
          <table:table-cell office:value-type="float" office:value="0.001185" calcext:value-type="float">
            <text:p>0.001185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61" calcext:value-type="float">
            <text:p>0.001061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338" calcext:value-type="float">
            <text:p>0.00338</text:p>
          </table:table-cell>
        </table:table-row>
        <table:table-row table:style-name="ro1">
          <table:table-cell office:value-type="float" office:value="0.000891" calcext:value-type="float">
            <text:p>0.000891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57" calcext:value-type="float">
            <text:p>0.001057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4098" calcext:value-type="float">
            <text:p>0.004098</text:p>
          </table:table-cell>
        </table:table-row>
        <table:table-row table:style-name="ro1">
          <table:table-cell office:value-type="float" office:value="0.001161" calcext:value-type="float">
            <text:p>0.001161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4083" calcext:value-type="float">
            <text:p>0.004083</text:p>
          </table:table-cell>
        </table:table-row>
        <table:table-row table:style-name="ro1">
          <table:table-cell office:value-type="float" office:value="0.001211" calcext:value-type="float">
            <text:p>0.001211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0.004095" calcext:value-type="float">
            <text:p>0.004095</text:p>
          </table:table-cell>
        </table:table-row>
        <table:table-row table:style-name="ro1">
          <table:table-cell office:value-type="float" office:value="0.00112" calcext:value-type="float">
            <text:p>0.00112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197" calcext:value-type="float">
            <text:p>0.001197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08" calcext:value-type="float">
            <text:p>0.00408</text:p>
          </table:table-cell>
        </table:table-row>
        <table:table-row table:style-name="ro1">
          <table:table-cell office:value-type="float" office:value="0.001044" calcext:value-type="float">
            <text:p>0.001044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411" calcext:value-type="float">
            <text:p>0.00411</text:p>
          </table:table-cell>
        </table:table-row>
        <table:table-row table:style-name="ro1">
          <table:table-cell office:value-type="float" office:value="0.001067" calcext:value-type="float">
            <text:p>0.001067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4085" calcext:value-type="float">
            <text:p>0.004085</text:p>
          </table:table-cell>
        </table:table-row>
        <table:table-row table:style-name="ro1">
          <table:table-cell office:value-type="float" office:value="0.001181" calcext:value-type="float">
            <text:p>0.001181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004123" calcext:value-type="float">
            <text:p>0.004123</text:p>
          </table:table-cell>
        </table:table-row>
        <table:table-row table:style-name="ro1">
          <table:table-cell office:value-type="float" office:value="0.001068" calcext:value-type="float">
            <text:p>0.001068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4106" calcext:value-type="float">
            <text:p>0.004106</text:p>
          </table:table-cell>
        </table:table-row>
        <table:table-row table:style-name="ro1">
          <table:table-cell office:value-type="float" office:value="0.001183" calcext:value-type="float">
            <text:p>0.001183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004112" calcext:value-type="float">
            <text:p>0.004112</text:p>
          </table:table-cell>
        </table:table-row>
        <table:table-row table:style-name="ro1">
          <table:table-cell office:value-type="float" office:value="0.001098" calcext:value-type="float">
            <text:p>0.001098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0.004088" calcext:value-type="float">
            <text:p>0.004088</text:p>
          </table:table-cell>
        </table:table-row>
        <table:table-row table:style-name="ro1">
          <table:table-cell office:value-type="float" office:value="0.00119" calcext:value-type="float">
            <text:p>0.00119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004091" calcext:value-type="float">
            <text:p>0.004091</text:p>
          </table:table-cell>
        </table:table-row>
        <table:table-row table:style-name="ro1">
          <table:table-cell office:value-type="float" office:value="0.001064" calcext:value-type="float">
            <text:p>0.001064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4069" calcext:value-type="float">
            <text:p>0.004069</text:p>
          </table:table-cell>
        </table:table-row>
        <table:table-row table:style-name="ro1">
          <table:table-cell office:value-type="float" office:value="0.001101" calcext:value-type="float">
            <text:p>0.001101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0407" calcext:value-type="float">
            <text:p>0.00407</text:p>
          </table:table-cell>
        </table:table-row>
        <table:table-row table:style-name="ro1">
          <table:table-cell office:value-type="float" office:value="0.001162" calcext:value-type="float">
            <text:p>0.001162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.004109" calcext:value-type="float">
            <text:p>0.004109</text:p>
          </table:table-cell>
        </table:table-row>
        <table:table-row table:style-name="ro1">
          <table:table-cell office:value-type="float" office:value="0.001203" calcext:value-type="float">
            <text:p>0.00120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204" calcext:value-type="float">
            <text:p>0.001204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0.004118" calcext:value-type="float">
            <text:p>0.004118</text:p>
          </table:table-cell>
        </table:table-row>
      </table:table>
      <table:table table:name="4_su_to_pi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11206" calcext:value-type="float">
            <text:p>0.011206</text:p>
          </table:table-cell>
          <table:table-cell office:value-type="float" office:value="0.015538" calcext:value-type="float">
            <text:p>0.015538</text:p>
          </table:table-cell>
          <table:table-cell office:value-type="float" office:value="0.023678" calcext:value-type="float">
            <text:p>0.023678</text:p>
          </table:table-cell>
        </table:table-row>
        <table:table-row table:style-name="ro1">
          <table:table-cell office:value-type="float" office:value="0.011379" calcext:value-type="float">
            <text:p>0.011379</text:p>
          </table:table-cell>
          <table:table-cell office:value-type="float" office:value="0.015328" calcext:value-type="float">
            <text:p>0.015328</text:p>
          </table:table-cell>
          <table:table-cell office:value-type="float" office:value="0.027214" calcext:value-type="float">
            <text:p>0.027214</text:p>
          </table:table-cell>
        </table:table-row>
        <table:table-row table:style-name="ro1">
          <table:table-cell office:value-type="float" office:value="0.012774" calcext:value-type="float">
            <text:p>0.012774</text:p>
          </table:table-cell>
          <table:table-cell office:value-type="float" office:value="0.018455" calcext:value-type="float">
            <text:p>0.018455</text:p>
          </table:table-cell>
          <table:table-cell office:value-type="float" office:value="0.024277" calcext:value-type="float">
            <text:p>0.024277</text:p>
          </table:table-cell>
        </table:table-row>
        <table:table-row table:style-name="ro1">
          <table:table-cell office:value-type="float" office:value="0.010424" calcext:value-type="float">
            <text:p>0.010424</text:p>
          </table:table-cell>
          <table:table-cell office:value-type="float" office:value="0.016378" calcext:value-type="float">
            <text:p>0.016378</text:p>
          </table:table-cell>
          <table:table-cell office:value-type="float" office:value="0.026549" calcext:value-type="float">
            <text:p>0.026549</text:p>
          </table:table-cell>
        </table:table-row>
        <table:table-row table:style-name="ro1">
          <table:table-cell office:value-type="float" office:value="0.010073" calcext:value-type="float">
            <text:p>0.010073</text:p>
          </table:table-cell>
          <table:table-cell office:value-type="float" office:value="0.015361" calcext:value-type="float">
            <text:p>0.015361</text:p>
          </table:table-cell>
          <table:table-cell office:value-type="float" office:value="0.030133" calcext:value-type="float">
            <text:p>0.030133</text:p>
          </table:table-cell>
        </table:table-row>
        <table:table-row table:style-name="ro1">
          <table:table-cell office:value-type="float" office:value="0.014632" calcext:value-type="float">
            <text:p>0.014632</text:p>
          </table:table-cell>
          <table:table-cell office:value-type="float" office:value="0.017434" calcext:value-type="float">
            <text:p>0.017434</text:p>
          </table:table-cell>
          <table:table-cell office:value-type="float" office:value="0.029335" calcext:value-type="float">
            <text:p>0.029335</text:p>
          </table:table-cell>
        </table:table-row>
        <table:table-row table:style-name="ro1">
          <table:table-cell office:value-type="float" office:value="0.01404" calcext:value-type="float">
            <text:p>0.01404</text:p>
          </table:table-cell>
          <table:table-cell office:value-type="float" office:value="0.020629" calcext:value-type="float">
            <text:p>0.020629</text:p>
          </table:table-cell>
          <table:table-cell office:value-type="float" office:value="0.028527" calcext:value-type="float">
            <text:p>0.028527</text:p>
          </table:table-cell>
        </table:table-row>
        <table:table-row table:style-name="ro1">
          <table:table-cell office:value-type="float" office:value="0.012593" calcext:value-type="float">
            <text:p>0.012593</text:p>
          </table:table-cell>
          <table:table-cell office:value-type="float" office:value="0.014364" calcext:value-type="float">
            <text:p>0.014364</text:p>
          </table:table-cell>
          <table:table-cell office:value-type="float" office:value="0.029382" calcext:value-type="float">
            <text:p>0.029382</text:p>
          </table:table-cell>
        </table:table-row>
        <table:table-row table:style-name="ro1">
          <table:table-cell office:value-type="float" office:value="0.01169" calcext:value-type="float">
            <text:p>0.01169</text:p>
          </table:table-cell>
          <table:table-cell office:value-type="float" office:value="0.016082" calcext:value-type="float">
            <text:p>0.016082</text:p>
          </table:table-cell>
          <table:table-cell office:value-type="float" office:value="0.025829" calcext:value-type="float">
            <text:p>0.025829</text:p>
          </table:table-cell>
        </table:table-row>
        <table:table-row table:style-name="ro1">
          <table:table-cell office:value-type="float" office:value="0.013321" calcext:value-type="float">
            <text:p>0.013321</text:p>
          </table:table-cell>
          <table:table-cell office:value-type="float" office:value="0.014034" calcext:value-type="float">
            <text:p>0.014034</text:p>
          </table:table-cell>
          <table:table-cell office:value-type="float" office:value="0.024614" calcext:value-type="float">
            <text:p>0.024614</text:p>
          </table:table-cell>
        </table:table-row>
        <table:table-row table:style-name="ro1">
          <table:table-cell office:value-type="float" office:value="0.010776" calcext:value-type="float">
            <text:p>0.010776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25448" calcext:value-type="float">
            <text:p>0.025448</text:p>
          </table:table-cell>
        </table:table-row>
        <table:table-row table:style-name="ro1">
          <table:table-cell office:value-type="float" office:value="0.014585" calcext:value-type="float">
            <text:p>0.014585</text:p>
          </table:table-cell>
          <table:table-cell office:value-type="float" office:value="0.017843" calcext:value-type="float">
            <text:p>0.017843</text:p>
          </table:table-cell>
          <table:table-cell office:value-type="float" office:value="0.030803" calcext:value-type="float">
            <text:p>0.030803</text:p>
          </table:table-cell>
        </table:table-row>
        <table:table-row table:style-name="ro1">
          <table:table-cell office:value-type="float" office:value="0.012475" calcext:value-type="float">
            <text:p>0.012475</text:p>
          </table:table-cell>
          <table:table-cell office:value-type="float" office:value="0.015889" calcext:value-type="float">
            <text:p>0.015889</text:p>
          </table:table-cell>
          <table:table-cell office:value-type="float" office:value="0.024703" calcext:value-type="float">
            <text:p>0.024703</text:p>
          </table:table-cell>
        </table:table-row>
        <table:table-row table:style-name="ro1">
          <table:table-cell office:value-type="float" office:value="0.012498" calcext:value-type="float">
            <text:p>0.012498</text:p>
          </table:table-cell>
          <table:table-cell office:value-type="float" office:value="0.013285" calcext:value-type="float">
            <text:p>0.013285</text:p>
          </table:table-cell>
          <table:table-cell office:value-type="float" office:value="0.024404" calcext:value-type="float">
            <text:p>0.024404</text:p>
          </table:table-cell>
        </table:table-row>
        <table:table-row table:style-name="ro1">
          <table:table-cell office:value-type="float" office:value="0.011284" calcext:value-type="float">
            <text:p>0.011284</text:p>
          </table:table-cell>
          <table:table-cell office:value-type="float" office:value="0.017128" calcext:value-type="float">
            <text:p>0.017128</text:p>
          </table:table-cell>
          <table:table-cell office:value-type="float" office:value="0.02555" calcext:value-type="float">
            <text:p>0.02555</text:p>
          </table:table-cell>
        </table:table-row>
        <table:table-row table:style-name="ro1">
          <table:table-cell office:value-type="float" office:value="0.01275" calcext:value-type="float">
            <text:p>0.01275</text:p>
          </table:table-cell>
          <table:table-cell office:value-type="float" office:value="0.015317" calcext:value-type="float">
            <text:p>0.015317</text:p>
          </table:table-cell>
          <table:table-cell office:value-type="float" office:value="0.029124" calcext:value-type="float">
            <text:p>0.029124</text:p>
          </table:table-cell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.017917" calcext:value-type="float">
            <text:p>0.017917</text:p>
          </table:table-cell>
          <table:table-cell office:value-type="float" office:value="0.029747" calcext:value-type="float">
            <text:p>0.029747</text:p>
          </table:table-cell>
        </table:table-row>
        <table:table-row table:style-name="ro1">
          <table:table-cell office:value-type="float" office:value="0.012797" calcext:value-type="float">
            <text:p>0.012797</text:p>
          </table:table-cell>
          <table:table-cell office:value-type="float" office:value="0.020023" calcext:value-type="float">
            <text:p>0.020023</text:p>
          </table:table-cell>
          <table:table-cell office:value-type="float" office:value="0.025014" calcext:value-type="float">
            <text:p>0.025014</text:p>
          </table:table-cell>
        </table:table-row>
        <table:table-row table:style-name="ro1">
          <table:table-cell office:value-type="float" office:value="0.013549" calcext:value-type="float">
            <text:p>0.013549</text:p>
          </table:table-cell>
          <table:table-cell office:value-type="float" office:value="0.019218" calcext:value-type="float">
            <text:p>0.019218</text:p>
          </table:table-cell>
          <table:table-cell office:value-type="float" office:value="0.032603" calcext:value-type="float">
            <text:p>0.032603</text:p>
          </table:table-cell>
        </table:table-row>
        <table:table-row table:style-name="ro1">
          <table:table-cell office:value-type="float" office:value="0.014154" calcext:value-type="float">
            <text:p>0.014154</text:p>
          </table:table-cell>
          <table:table-cell office:value-type="float" office:value="0.019238" calcext:value-type="float">
            <text:p>0.019238</text:p>
          </table:table-cell>
          <table:table-cell office:value-type="float" office:value="0.027347" calcext:value-type="float">
            <text:p>0.027347</text:p>
          </table:table-cell>
        </table:table-row>
        <table:table-row table:style-name="ro1">
          <table:table-cell office:value-type="float" office:value="0.010836" calcext:value-type="float">
            <text:p>0.010836</text:p>
          </table:table-cell>
          <table:table-cell office:value-type="float" office:value="0.017319" calcext:value-type="float">
            <text:p>0.017319</text:p>
          </table:table-cell>
          <table:table-cell office:value-type="float" office:value="0.029568" calcext:value-type="float">
            <text:p>0.029568</text:p>
          </table:table-cell>
        </table:table-row>
        <table:table-row table:style-name="ro1">
          <table:table-cell office:value-type="float" office:value="0.013765" calcext:value-type="float">
            <text:p>0.013765</text:p>
          </table:table-cell>
          <table:table-cell office:value-type="float" office:value="0.015543" calcext:value-type="float">
            <text:p>0.015543</text:p>
          </table:table-cell>
          <table:table-cell office:value-type="float" office:value="0.025431" calcext:value-type="float">
            <text:p>0.025431</text:p>
          </table:table-cell>
        </table:table-row>
        <table:table-row table:style-name="ro1">
          <table:table-cell office:value-type="float" office:value="0.010996" calcext:value-type="float">
            <text:p>0.010996</text:p>
          </table:table-cell>
          <table:table-cell office:value-type="float" office:value="0.017428" calcext:value-type="float">
            <text:p>0.017428</text:p>
          </table:table-cell>
          <table:table-cell office:value-type="float" office:value="0.025323" calcext:value-type="float">
            <text:p>0.025323</text:p>
          </table:table-cell>
        </table:table-row>
        <table:table-row table:style-name="ro1">
          <table:table-cell office:value-type="float" office:value="0.011779" calcext:value-type="float">
            <text:p>0.011779</text:p>
          </table:table-cell>
          <table:table-cell office:value-type="float" office:value="0.019059" calcext:value-type="float">
            <text:p>0.019059</text:p>
          </table:table-cell>
          <table:table-cell office:value-type="float" office:value="0.030628" calcext:value-type="float">
            <text:p>0.030628</text:p>
          </table:table-cell>
        </table:table-row>
        <table:table-row table:style-name="ro1">
          <table:table-cell office:value-type="float" office:value="0.013751" calcext:value-type="float">
            <text:p>0.013751</text:p>
          </table:table-cell>
          <table:table-cell office:value-type="float" office:value="0.015866" calcext:value-type="float">
            <text:p>0.015866</text:p>
          </table:table-cell>
          <table:table-cell office:value-type="float" office:value="0.029131" calcext:value-type="float">
            <text:p>0.029131</text:p>
          </table:table-cell>
        </table:table-row>
        <table:table-row table:style-name="ro1">
          <table:table-cell office:value-type="float" office:value="0.012629" calcext:value-type="float">
            <text:p>0.012629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30638" calcext:value-type="float">
            <text:p>0.030638</text:p>
          </table:table-cell>
        </table:table-row>
        <table:table-row table:style-name="ro1">
          <table:table-cell office:value-type="float" office:value="0.014577" calcext:value-type="float">
            <text:p>0.014577</text:p>
          </table:table-cell>
          <table:table-cell office:value-type="float" office:value="0.018908" calcext:value-type="float">
            <text:p>0.018908</text:p>
          </table:table-cell>
          <table:table-cell office:value-type="float" office:value="0.027571" calcext:value-type="float">
            <text:p>0.027571</text:p>
          </table:table-cell>
        </table:table-row>
        <table:table-row table:style-name="ro1">
          <table:table-cell office:value-type="float" office:value="0.012532" calcext:value-type="float">
            <text:p>0.012532</text:p>
          </table:table-cell>
          <table:table-cell office:value-type="float" office:value="0.016301" calcext:value-type="float">
            <text:p>0.016301</text:p>
          </table:table-cell>
          <table:table-cell office:value-type="float" office:value="0.025603" calcext:value-type="float">
            <text:p>0.025603</text:p>
          </table:table-cell>
        </table:table-row>
        <table:table-row table:style-name="ro1">
          <table:table-cell office:value-type="float" office:value="0.008743" calcext:value-type="float">
            <text:p>0.008743</text:p>
          </table:table-cell>
          <table:table-cell office:value-type="float" office:value="0.018557" calcext:value-type="float">
            <text:p>0.018557</text:p>
          </table:table-cell>
          <table:table-cell office:value-type="float" office:value="0.026521" calcext:value-type="float">
            <text:p>0.026521</text:p>
          </table:table-cell>
        </table:table-row>
        <table:table-row table:style-name="ro1">
          <table:table-cell office:value-type="float" office:value="0.00947" calcext:value-type="float">
            <text:p>0.00947</text:p>
          </table:table-cell>
          <table:table-cell office:value-type="float" office:value="0.017794" calcext:value-type="float">
            <text:p>0.017794</text:p>
          </table:table-cell>
          <table:table-cell office:value-type="float" office:value="0.028359" calcext:value-type="float">
            <text:p>0.028359</text:p>
          </table:table-cell>
        </table:table-row>
        <table:table-row table:style-name="ro1">
          <table:table-cell office:value-type="float" office:value="0.013061" calcext:value-type="float">
            <text:p>0.013061</text:p>
          </table:table-cell>
          <table:table-cell office:value-type="float" office:value="0.019193" calcext:value-type="float">
            <text:p>0.019193</text:p>
          </table:table-cell>
          <table:table-cell office:value-type="float" office:value="0.029821" calcext:value-type="float">
            <text:p>0.029821</text:p>
          </table:table-cell>
        </table:table-row>
        <table:table-row table:style-name="ro1">
          <table:table-cell office:value-type="float" office:value="0.012451" calcext:value-type="float">
            <text:p>0.012451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0.027389" calcext:value-type="float">
            <text:p>0.027389</text:p>
          </table:table-cell>
        </table:table-row>
        <table:table-row table:style-name="ro1">
          <table:table-cell office:value-type="float" office:value="0.013224" calcext:value-type="float">
            <text:p>0.013224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025937" calcext:value-type="float">
            <text:p>0.025937</text:p>
          </table:table-cell>
        </table:table-row>
        <table:table-row table:style-name="ro1">
          <table:table-cell office:value-type="float" office:value="0.012367" calcext:value-type="float">
            <text:p>0.012367</text:p>
          </table:table-cell>
          <table:table-cell office:value-type="float" office:value="0.020534" calcext:value-type="float">
            <text:p>0.020534</text:p>
          </table:table-cell>
          <table:table-cell office:value-type="float" office:value="0.027153" calcext:value-type="float">
            <text:p>0.027153</text:p>
          </table:table-cell>
        </table:table-row>
        <table:table-row table:style-name="ro1">
          <table:table-cell office:value-type="float" office:value="0.011532" calcext:value-type="float">
            <text:p>0.011532</text:p>
          </table:table-cell>
          <table:table-cell office:value-type="float" office:value="0.015927" calcext:value-type="float">
            <text:p>0.015927</text:p>
          </table:table-cell>
          <table:table-cell office:value-type="float" office:value="0.023389" calcext:value-type="float">
            <text:p>0.023389</text:p>
          </table:table-cell>
        </table:table-row>
        <table:table-row table:style-name="ro1">
          <table:table-cell office:value-type="float" office:value="0.012436" calcext:value-type="float">
            <text:p>0.012436</text:p>
          </table:table-cell>
          <table:table-cell office:value-type="float" office:value="0.018422" calcext:value-type="float">
            <text:p>0.018422</text:p>
          </table:table-cell>
          <table:table-cell office:value-type="float" office:value="0.024521" calcext:value-type="float">
            <text:p>0.024521</text:p>
          </table:table-cell>
        </table:table-row>
        <table:table-row table:style-name="ro1">
          <table:table-cell office:value-type="float" office:value="0.012781" calcext:value-type="float">
            <text:p>0.012781</text:p>
          </table:table-cell>
          <table:table-cell office:value-type="float" office:value="0.017093" calcext:value-type="float">
            <text:p>0.017093</text:p>
          </table:table-cell>
          <table:table-cell office:value-type="float" office:value="0.027719" calcext:value-type="float">
            <text:p>0.027719</text:p>
          </table:table-cell>
        </table:table-row>
        <table:table-row table:style-name="ro1">
          <table:table-cell office:value-type="float" office:value="0.010337" calcext:value-type="float">
            <text:p>0.010337</text:p>
          </table:table-cell>
          <table:table-cell office:value-type="float" office:value="0.01889" calcext:value-type="float">
            <text:p>0.01889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0.014422" calcext:value-type="float">
            <text:p>0.014422</text:p>
          </table:table-cell>
          <table:table-cell office:value-type="float" office:value="0.018808" calcext:value-type="float">
            <text:p>0.018808</text:p>
          </table:table-cell>
          <table:table-cell office:value-type="float" office:value="0.025307" calcext:value-type="float">
            <text:p>0.025307</text:p>
          </table:table-cell>
        </table:table-row>
        <table:table-row table:style-name="ro1">
          <table:table-cell office:value-type="float" office:value="0.013427" calcext:value-type="float">
            <text:p>0.013427</text:p>
          </table:table-cell>
          <table:table-cell office:value-type="float" office:value="0.017566" calcext:value-type="float">
            <text:p>0.017566</text:p>
          </table:table-cell>
          <table:table-cell office:value-type="float" office:value="0.030237" calcext:value-type="float">
            <text:p>0.030237</text:p>
          </table:table-cell>
        </table:table-row>
        <table:table-row table:style-name="ro1">
          <table:table-cell office:value-type="float" office:value="0.011089" calcext:value-type="float">
            <text:p>0.011089</text:p>
          </table:table-cell>
          <table:table-cell office:value-type="float" office:value="0.020559" calcext:value-type="float">
            <text:p>0.020559</text:p>
          </table:table-cell>
          <table:table-cell office:value-type="float" office:value="0.026001" calcext:value-type="float">
            <text:p>0.026001</text:p>
          </table:table-cell>
        </table:table-row>
        <table:table-row table:style-name="ro1">
          <table:table-cell office:value-type="float" office:value="0.013195" calcext:value-type="float">
            <text:p>0.013195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25566" calcext:value-type="float">
            <text:p>0.025566</text:p>
          </table:table-cell>
        </table:table-row>
        <table:table-row table:style-name="ro1">
          <table:table-cell office:value-type="float" office:value="0.011746" calcext:value-type="float">
            <text:p>0.011746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025255" calcext:value-type="float">
            <text:p>0.025255</text:p>
          </table:table-cell>
        </table:table-row>
        <table:table-row table:style-name="ro1">
          <table:table-cell office:value-type="float" office:value="0.012583" calcext:value-type="float">
            <text:p>0.012583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29223" calcext:value-type="float">
            <text:p>0.029223</text:p>
          </table:table-cell>
        </table:table-row>
        <table:table-row table:style-name="ro1">
          <table:table-cell office:value-type="float" office:value="0.013713" calcext:value-type="float">
            <text:p>0.013713</text:p>
          </table:table-cell>
          <table:table-cell office:value-type="float" office:value="0.018249" calcext:value-type="float">
            <text:p>0.018249</text:p>
          </table:table-cell>
          <table:table-cell office:value-type="float" office:value="0.03095" calcext:value-type="float">
            <text:p>0.03095</text:p>
          </table:table-cell>
        </table:table-row>
        <table:table-row table:style-name="ro1">
          <table:table-cell office:value-type="float" office:value="0.010601" calcext:value-type="float">
            <text:p>0.010601</text:p>
          </table:table-cell>
          <table:table-cell office:value-type="float" office:value="0.017052" calcext:value-type="float">
            <text:p>0.017052</text:p>
          </table:table-cell>
          <table:table-cell office:value-type="float" office:value="0.02537" calcext:value-type="float">
            <text:p>0.02537</text:p>
          </table:table-cell>
        </table:table-row>
        <table:table-row table:style-name="ro1">
          <table:table-cell office:value-type="float" office:value="0.009318" calcext:value-type="float">
            <text:p>0.009318</text:p>
          </table:table-cell>
          <table:table-cell office:value-type="float" office:value="0.018478" calcext:value-type="float">
            <text:p>0.018478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0.010541" calcext:value-type="float">
            <text:p>0.010541</text:p>
          </table:table-cell>
          <table:table-cell office:value-type="float" office:value="0.017669" calcext:value-type="float">
            <text:p>0.017669</text:p>
          </table:table-cell>
          <table:table-cell office:value-type="float" office:value="0.025294" calcext:value-type="float">
            <text:p>0.025294</text:p>
          </table:table-cell>
        </table:table-row>
        <table:table-row table:style-name="ro1">
          <table:table-cell office:value-type="float" office:value="0.010377" calcext:value-type="float">
            <text:p>0.010377</text:p>
          </table:table-cell>
          <table:table-cell office:value-type="float" office:value="0.015886" calcext:value-type="float">
            <text:p>0.015886</text:p>
          </table:table-cell>
          <table:table-cell office:value-type="float" office:value="0.027641" calcext:value-type="float">
            <text:p>0.027641</text:p>
          </table:table-cell>
        </table:table-row>
        <table:table-row table:style-name="ro1">
          <table:table-cell office:value-type="float" office:value="0.009097" calcext:value-type="float">
            <text:p>0.009097</text:p>
          </table:table-cell>
          <table:table-cell office:value-type="float" office:value="0.016548" calcext:value-type="float">
            <text:p>0.016548</text:p>
          </table:table-cell>
          <table:table-cell office:value-type="float" office:value="0.029661" calcext:value-type="float">
            <text:p>0.029661</text:p>
          </table:table-cell>
        </table:table-row>
      </table:table>
      <table:table table:name="4_wolf_to_pi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3203" calcext:value-type="float">
            <text:p>0.003203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578" calcext:value-type="float">
            <text:p>0.00578</text:p>
          </table:table-cell>
        </table:table-row>
        <table:table-row table:style-name="ro1">
          <table:table-cell office:value-type="float" office:value="0.001975" calcext:value-type="float">
            <text:p>0.001975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6009" calcext:value-type="float">
            <text:p>0.006009</text:p>
          </table:table-cell>
        </table:table-row>
        <table:table-row table:style-name="ro1">
          <table:table-cell office:value-type="float" office:value="0.001987" calcext:value-type="float">
            <text:p>0.001987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07801" calcext:value-type="float">
            <text:p>0.007801</text:p>
          </table:table-cell>
        </table:table-row>
        <table:table-row table:style-name="ro1">
          <table:table-cell office:value-type="float" office:value="0.002481" calcext:value-type="float">
            <text:p>0.00248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7831" calcext:value-type="float">
            <text:p>0.007831</text:p>
          </table:table-cell>
        </table:table-row>
        <table:table-row table:style-name="ro1">
          <table:table-cell office:value-type="float" office:value="0.002468" calcext:value-type="float">
            <text:p>0.002468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08012" calcext:value-type="float">
            <text:p>0.008012</text:p>
          </table:table-cell>
        </table:table-row>
        <table:table-row table:style-name="ro1">
          <table:table-cell office:value-type="float" office:value="0.002462" calcext:value-type="float">
            <text:p>0.002462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00787" calcext:value-type="float">
            <text:p>0.00787</text:p>
          </table:table-cell>
        </table:table-row>
        <table:table-row table:style-name="ro1">
          <table:table-cell office:value-type="float" office:value="0.002477" calcext:value-type="float">
            <text:p>0.002477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7874" calcext:value-type="float">
            <text:p>0.007874</text:p>
          </table:table-cell>
        </table:table-row>
        <table:table-row table:style-name="ro1">
          <table:table-cell office:value-type="float" office:value="0.001928" calcext:value-type="float">
            <text:p>0.001928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6438" calcext:value-type="float">
            <text:p>0.006438</text:p>
          </table:table-cell>
        </table:table-row>
        <table:table-row table:style-name="ro1">
          <table:table-cell office:value-type="float" office:value="0.001989" calcext:value-type="float">
            <text:p>0.001989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6531" calcext:value-type="float">
            <text:p>0.006531</text:p>
          </table:table-cell>
        </table:table-row>
        <table:table-row table:style-name="ro1">
          <table:table-cell office:value-type="float" office:value="0.002013" calcext:value-type="float">
            <text:p>0.002013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6232" calcext:value-type="float">
            <text:p>0.006232</text:p>
          </table:table-cell>
        </table:table-row>
        <table:table-row table:style-name="ro1">
          <table:table-cell office:value-type="float" office:value="0.002013" calcext:value-type="float">
            <text:p>0.002013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6221" calcext:value-type="float">
            <text:p>0.006221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6229" calcext:value-type="float">
            <text:p>0.006229</text:p>
          </table:table-cell>
        </table:table-row>
        <table:table-row table:style-name="ro1">
          <table:table-cell office:value-type="float" office:value="0.001976" calcext:value-type="float">
            <text:p>0.001976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6505" calcext:value-type="float">
            <text:p>0.006505</text:p>
          </table:table-cell>
        </table:table-row>
        <table:table-row table:style-name="ro1">
          <table:table-cell office:value-type="float" office:value="0.001862" calcext:value-type="float">
            <text:p>0.001862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6539" calcext:value-type="float">
            <text:p>0.006539</text:p>
          </table:table-cell>
        </table:table-row>
        <table:table-row table:style-name="ro1">
          <table:table-cell office:value-type="float" office:value="0.001872" calcext:value-type="float">
            <text:p>0.001872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6511" calcext:value-type="float">
            <text:p>0.006511</text:p>
          </table:table-cell>
        </table:table-row>
        <table:table-row table:style-name="ro1">
          <table:table-cell office:value-type="float" office:value="0.001886" calcext:value-type="float">
            <text:p>0.001886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031" calcext:value-type="float">
            <text:p>0.006031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0.00784" calcext:value-type="float">
            <text:p>0.00784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797" calcext:value-type="float">
            <text:p>0.00797</text:p>
          </table:table-cell>
        </table:table-row>
        <table:table-row table:style-name="ro1">
          <table:table-cell office:value-type="float" office:value="0.002449" calcext:value-type="float">
            <text:p>0.002449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7836" calcext:value-type="float">
            <text:p>0.007836</text:p>
          </table:table-cell>
        </table:table-row>
        <table:table-row table:style-name="ro1">
          <table:table-cell office:value-type="float" office:value="0.002457" calcext:value-type="float">
            <text:p>0.0024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865" calcext:value-type="float">
            <text:p>0.007865</text:p>
          </table:table-cell>
        </table:table-row>
        <table:table-row table:style-name="ro1">
          <table:table-cell office:value-type="float" office:value="0.002505" calcext:value-type="float">
            <text:p>0.002505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7873" calcext:value-type="float">
            <text:p>0.007873</text:p>
          </table:table-cell>
        </table:table-row>
        <table:table-row table:style-name="ro1">
          <table:table-cell office:value-type="float" office:value="0.002025" calcext:value-type="float">
            <text:p>0.002025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.006378" calcext:value-type="float">
            <text:p>0.006378</text:p>
          </table:table-cell>
        </table:table-row>
        <table:table-row table:style-name="ro1">
          <table:table-cell office:value-type="float" office:value="0.002008" calcext:value-type="float">
            <text:p>0.002008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6617" calcext:value-type="float">
            <text:p>0.006617</text:p>
          </table:table-cell>
        </table:table-row>
        <table:table-row table:style-name="ro1">
          <table:table-cell office:value-type="float" office:value="0.001996" calcext:value-type="float">
            <text:p>0.001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6146" calcext:value-type="float">
            <text:p>0.006146</text:p>
          </table:table-cell>
        </table:table-row>
        <table:table-row table:style-name="ro1">
          <table:table-cell office:value-type="float" office:value="0.001998" calcext:value-type="float">
            <text:p>0.001998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616" calcext:value-type="float">
            <text:p>0.00616</text:p>
          </table:table-cell>
        </table:table-row>
        <table:table-row table:style-name="ro1">
          <table:table-cell office:value-type="float" office:value="0.002004" calcext:value-type="float">
            <text:p>0.002004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6258" calcext:value-type="float">
            <text:p>0.006258</text:p>
          </table:table-cell>
        </table:table-row>
        <table:table-row table:style-name="ro1">
          <table:table-cell office:value-type="float" office:value="0.001971" calcext:value-type="float">
            <text:p>0.001971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6499" calcext:value-type="float">
            <text:p>0.006499</text:p>
          </table:table-cell>
        </table:table-row>
        <table:table-row table:style-name="ro1">
          <table:table-cell office:value-type="float" office:value="0.00187" calcext:value-type="float">
            <text:p>0.00187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464" calcext:value-type="float">
            <text:p>0.006464</text:p>
          </table:table-cell>
        </table:table-row>
        <table:table-row table:style-name="ro1">
          <table:table-cell office:value-type="float" office:value="0.001887" calcext:value-type="float">
            <text:p>0.001887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575" calcext:value-type="float">
            <text:p>0.006575</text:p>
          </table:table-cell>
        </table:table-row>
        <table:table-row table:style-name="ro1">
          <table:table-cell office:value-type="float" office:value="0.001885" calcext:value-type="float">
            <text:p>0.001885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6239" calcext:value-type="float">
            <text:p>0.006239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7853" calcext:value-type="float">
            <text:p>0.007853</text:p>
          </table:table-cell>
        </table:table-row>
        <table:table-row table:style-name="ro1">
          <table:table-cell office:value-type="float" office:value="0.002443" calcext:value-type="float">
            <text:p>0.002443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07846" calcext:value-type="float">
            <text:p>0.007846</text:p>
          </table:table-cell>
        </table:table-row>
        <table:table-row table:style-name="ro1">
          <table:table-cell office:value-type="float" office:value="0.002474" calcext:value-type="float">
            <text:p>0.002474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7895" calcext:value-type="float">
            <text:p>0.007895</text:p>
          </table:table-cell>
        </table:table-row>
        <table:table-row table:style-name="ro1">
          <table:table-cell office:value-type="float" office:value="0.002487" calcext:value-type="float">
            <text:p>0.002487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07842" calcext:value-type="float">
            <text:p>0.007842</text:p>
          </table:table-cell>
        </table:table-row>
        <table:table-row table:style-name="ro1">
          <table:table-cell office:value-type="float" office:value="0.00251" calcext:value-type="float">
            <text:p>0.0025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7971" calcext:value-type="float">
            <text:p>0.007971</text:p>
          </table:table-cell>
        </table:table-row>
        <table:table-row table:style-name="ro1">
          <table:table-cell office:value-type="float" office:value="0.00246" calcext:value-type="float">
            <text:p>0.00246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.007875" calcext:value-type="float">
            <text:p>0.007875</text:p>
          </table:table-cell>
        </table:table-row>
        <table:table-row table:style-name="ro1">
          <table:table-cell office:value-type="float" office:value="0.002452" calcext:value-type="float">
            <text:p>0.002452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7946" calcext:value-type="float">
            <text:p>0.007946</text:p>
          </table:table-cell>
        </table:table-row>
        <table:table-row table:style-name="ro1">
          <table:table-cell office:value-type="float" office:value="0.002077" calcext:value-type="float">
            <text:p>0.002077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6353" calcext:value-type="float">
            <text:p>0.006353</text:p>
          </table:table-cell>
        </table:table-row>
        <table:table-row table:style-name="ro1">
          <table:table-cell office:value-type="float" office:value="0.002021" calcext:value-type="float">
            <text:p>0.002021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.006767" calcext:value-type="float">
            <text:p>0.006767</text:p>
          </table:table-cell>
        </table:table-row>
        <table:table-row table:style-name="ro1">
          <table:table-cell office:value-type="float" office:value="0.001988" calcext:value-type="float">
            <text:p>0.001988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0.006147" calcext:value-type="float">
            <text:p>0.006147</text:p>
          </table:table-cell>
        </table:table-row>
        <table:table-row table:style-name="ro1">
          <table:table-cell office:value-type="float" office:value="0.001995" calcext:value-type="float">
            <text:p>0.001995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6118" calcext:value-type="float">
            <text:p>0.006118</text:p>
          </table:table-cell>
        </table:table-row>
        <table:table-row table:style-name="ro1">
          <table:table-cell office:value-type="float" office:value="0.002012" calcext:value-type="float">
            <text:p>0.002012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637" calcext:value-type="float">
            <text:p>0.00637</text:p>
          </table:table-cell>
        </table:table-row>
        <table:table-row table:style-name="ro1">
          <table:table-cell office:value-type="float" office:value="0.00187" calcext:value-type="float">
            <text:p>0.00187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6485" calcext:value-type="float">
            <text:p>0.006485</text:p>
          </table:table-cell>
        </table:table-row>
        <table:table-row table:style-name="ro1">
          <table:table-cell office:value-type="float" office:value="0.001847" calcext:value-type="float">
            <text:p>0.001847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6149" calcext:value-type="float">
            <text:p>0.006149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7849" calcext:value-type="float">
            <text:p>0.007849</text:p>
          </table:table-cell>
        </table:table-row>
        <table:table-row table:style-name="ro1">
          <table:table-cell office:value-type="float" office:value="0.002424" calcext:value-type="float">
            <text:p>0.002424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7836" calcext:value-type="float">
            <text:p>0.007836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792" calcext:value-type="float">
            <text:p>0.00792</text:p>
          </table:table-cell>
        </table:table-row>
        <table:table-row table:style-name="ro1">
          <table:table-cell office:value-type="float" office:value="0.002468" calcext:value-type="float">
            <text:p>0.002468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7905" calcext:value-type="float">
            <text:p>0.007905</text:p>
          </table:table-cell>
        </table:table-row>
        <table:table-row table:style-name="ro1">
          <table:table-cell office:value-type="float" office:value="0.002028" calcext:value-type="float">
            <text:p>0.002028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6372" calcext:value-type="float">
            <text:p>0.006372</text:p>
          </table:table-cell>
        </table:table-row>
        <table:table-row table:style-name="ro1">
          <table:table-cell office:value-type="float" office:value="0.001993" calcext:value-type="float">
            <text:p>0.001993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006556" calcext:value-type="float">
            <text:p>0.006556</text:p>
          </table:table-cell>
        </table:table-row>
      </table:table>
      <table:table table:name="5_indigo_to_wolf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3217" calcext:value-type="float">
            <text:p>0.003217</text:p>
          </table:table-cell>
          <table:table-cell office:value-type="float" office:value="0.006413" calcext:value-type="float">
            <text:p>0.006413</text:p>
          </table:table-cell>
          <table:table-cell office:value-type="float" office:value="0.012444" calcext:value-type="float">
            <text:p>0.012444</text:p>
          </table:table-cell>
        </table:table-row>
        <table:table-row table:style-name="ro1">
          <table:table-cell office:value-type="float" office:value="0.001222" calcext:value-type="float">
            <text:p>0.001222</text:p>
          </table:table-cell>
          <table:table-cell office:value-type="float" office:value="0.006819" calcext:value-type="float">
            <text:p>0.006819</text:p>
          </table:table-cell>
          <table:table-cell office:value-type="float" office:value="0.013423" calcext:value-type="float">
            <text:p>0.013423</text:p>
          </table:table-cell>
        </table:table-row>
        <table:table-row table:style-name="ro1">
          <table:table-cell office:value-type="float" office:value="0.001634" calcext:value-type="float">
            <text:p>0.001634</text:p>
          </table:table-cell>
          <table:table-cell office:value-type="float" office:value="0.006841" calcext:value-type="float">
            <text:p>0.006841</text:p>
          </table:table-cell>
          <table:table-cell office:value-type="float" office:value="0.013107" calcext:value-type="float">
            <text:p>0.013107</text:p>
          </table:table-cell>
        </table:table-row>
        <table:table-row table:style-name="ro1">
          <table:table-cell office:value-type="float" office:value="0.002162" calcext:value-type="float">
            <text:p>0.002162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4551" calcext:value-type="float">
            <text:p>0.014551</text:p>
          </table:table-cell>
        </table:table-row>
        <table:table-row table:style-name="ro1">
          <table:table-cell office:value-type="float" office:value="0.002193" calcext:value-type="float">
            <text:p>0.002193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013771" calcext:value-type="float">
            <text:p>0.013771</text:p>
          </table:table-cell>
        </table:table-row>
        <table:table-row table:style-name="ro1">
          <table:table-cell office:value-type="float" office:value="0.002155" calcext:value-type="float">
            <text:p>0.002155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13582" calcext:value-type="float">
            <text:p>0.013582</text:p>
          </table:table-cell>
        </table:table-row>
        <table:table-row table:style-name="ro1">
          <table:table-cell office:value-type="float" office:value="0.00219" calcext:value-type="float">
            <text:p>0.00219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1464" calcext:value-type="float">
            <text:p>0.01464</text:p>
          </table:table-cell>
        </table:table-row>
        <table:table-row table:style-name="ro1">
          <table:table-cell office:value-type="float" office:value="0.002185" calcext:value-type="float">
            <text:p>0.002185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13893" calcext:value-type="float">
            <text:p>0.013893</text:p>
          </table:table-cell>
        </table:table-row>
        <table:table-row table:style-name="ro1">
          <table:table-cell office:value-type="float" office:value="0.002175" calcext:value-type="float">
            <text:p>0.002175</text:p>
          </table:table-cell>
          <table:table-cell office:value-type="float" office:value="0.004555" calcext:value-type="float">
            <text:p>0.004555</text:p>
          </table:table-cell>
          <table:table-cell office:value-type="float" office:value="0.01345" calcext:value-type="float">
            <text:p>0.01345</text:p>
          </table:table-cell>
        </table:table-row>
        <table:table-row table:style-name="ro1">
          <table:table-cell office:value-type="float" office:value="0.002187" calcext:value-type="float">
            <text:p>0.002187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.014609" calcext:value-type="float">
            <text:p>0.014609</text:p>
          </table:table-cell>
        </table:table-row>
        <table:table-row table:style-name="ro1">
          <table:table-cell office:value-type="float" office:value="0.002185" calcext:value-type="float">
            <text:p>0.002185</text:p>
          </table:table-cell>
          <table:table-cell office:value-type="float" office:value="0.004521" calcext:value-type="float">
            <text:p>0.004521</text:p>
          </table:table-cell>
          <table:table-cell office:value-type="float" office:value="0.013938" calcext:value-type="float">
            <text:p>0.013938</text:p>
          </table:table-cell>
        </table:table-row>
        <table:table-row table:style-name="ro1">
          <table:table-cell office:value-type="float" office:value="0.002197" calcext:value-type="float">
            <text:p>0.002197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13426" calcext:value-type="float">
            <text:p>0.013426</text:p>
          </table:table-cell>
        </table:table-row>
        <table:table-row table:style-name="ro1">
          <table:table-cell office:value-type="float" office:value="0.002177" calcext:value-type="float">
            <text:p>0.002177</text:p>
          </table:table-cell>
          <table:table-cell office:value-type="float" office:value="0.004577" calcext:value-type="float">
            <text:p>0.004577</text:p>
          </table:table-cell>
          <table:table-cell office:value-type="float" office:value="0.014532" calcext:value-type="float">
            <text:p>0.014532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3884" calcext:value-type="float">
            <text:p>0.013884</text:p>
          </table:table-cell>
        </table:table-row>
        <table:table-row table:style-name="ro1">
          <table:table-cell office:value-type="float" office:value="0.002192" calcext:value-type="float">
            <text:p>0.002192</text:p>
          </table:table-cell>
          <table:table-cell office:value-type="float" office:value="0.004529" calcext:value-type="float">
            <text:p>0.004529</text:p>
          </table:table-cell>
          <table:table-cell office:value-type="float" office:value="0.013483" calcext:value-type="float">
            <text:p>0.013483</text:p>
          </table:table-cell>
        </table:table-row>
        <table:table-row table:style-name="ro1">
          <table:table-cell office:value-type="float" office:value="0.00219" calcext:value-type="float">
            <text:p>0.00219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.014545" calcext:value-type="float">
            <text:p>0.014545</text:p>
          </table:table-cell>
        </table:table-row>
        <table:table-row table:style-name="ro1">
          <table:table-cell office:value-type="float" office:value="0.002192" calcext:value-type="float">
            <text:p>0.002192</text:p>
          </table:table-cell>
          <table:table-cell office:value-type="float" office:value="0.004592" calcext:value-type="float">
            <text:p>0.004592</text:p>
          </table:table-cell>
          <table:table-cell office:value-type="float" office:value="0.013771" calcext:value-type="float">
            <text:p>0.013771</text:p>
          </table:table-cell>
        </table:table-row>
        <table:table-row table:style-name="ro1">
          <table:table-cell office:value-type="float" office:value="0.002178" calcext:value-type="float">
            <text:p>0.002178</text:p>
          </table:table-cell>
          <table:table-cell office:value-type="float" office:value="0.004595" calcext:value-type="float">
            <text:p>0.004595</text:p>
          </table:table-cell>
          <table:table-cell office:value-type="float" office:value="0.013522" calcext:value-type="float">
            <text:p>0.013522</text:p>
          </table:table-cell>
        </table:table-row>
        <table:table-row table:style-name="ro1">
          <table:table-cell office:value-type="float" office:value="0.002176" calcext:value-type="float">
            <text:p>0.002176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14607" calcext:value-type="float">
            <text:p>0.014607</text:p>
          </table:table-cell>
        </table:table-row>
        <table:table-row table:style-name="ro1">
          <table:table-cell office:value-type="float" office:value="0.002195" calcext:value-type="float">
            <text:p>0.002195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0.012154" calcext:value-type="float">
            <text:p>0.012154</text:p>
          </table:table-cell>
        </table:table-row>
        <table:table-row table:style-name="ro1">
          <table:table-cell office:value-type="float" office:value="0.001635" calcext:value-type="float">
            <text:p>0.001635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0.012364" calcext:value-type="float">
            <text:p>0.012364</text:p>
          </table:table-cell>
        </table:table-row>
        <table:table-row table:style-name="ro1">
          <table:table-cell office:value-type="float" office:value="0.002191" calcext:value-type="float">
            <text:p>0.002191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0.01335" calcext:value-type="float">
            <text:p>0.01335</text:p>
          </table:table-cell>
        </table:table-row>
        <table:table-row table:style-name="ro1">
          <table:table-cell office:value-type="float" office:value="0.00123" calcext:value-type="float">
            <text:p>0.00123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0.002232" calcext:value-type="float">
            <text:p>0.002232</text:p>
          </table:table-cell>
          <table:table-cell office:value-type="float" office:value="0.004639" calcext:value-type="float">
            <text:p>0.004639</text:p>
          </table:table-cell>
          <table:table-cell office:value-type="float" office:value="0.014535" calcext:value-type="float">
            <text:p>0.014535</text:p>
          </table:table-cell>
        </table:table-row>
        <table:table-row table:style-name="ro1">
          <table:table-cell office:value-type="float" office:value="0.002233" calcext:value-type="float">
            <text:p>0.002233</text:p>
          </table:table-cell>
          <table:table-cell office:value-type="float" office:value="0.004663" calcext:value-type="float">
            <text:p>0.004663</text:p>
          </table:table-cell>
          <table:table-cell office:value-type="float" office:value="0.013912" calcext:value-type="float">
            <text:p>0.013912</text:p>
          </table:table-cell>
        </table:table-row>
        <table:table-row table:style-name="ro1">
          <table:table-cell office:value-type="float" office:value="0.002236" calcext:value-type="float">
            <text:p>0.002236</text:p>
          </table:table-cell>
          <table:table-cell office:value-type="float" office:value="0.004648" calcext:value-type="float">
            <text:p>0.004648</text:p>
          </table:table-cell>
          <table:table-cell office:value-type="float" office:value="0.013455" calcext:value-type="float">
            <text:p>0.013455</text:p>
          </table:table-cell>
        </table:table-row>
        <table:table-row table:style-name="ro1">
          <table:table-cell office:value-type="float" office:value="0.002228" calcext:value-type="float">
            <text:p>0.002228</text:p>
          </table:table-cell>
          <table:table-cell office:value-type="float" office:value="0.004685" calcext:value-type="float">
            <text:p>0.004685</text:p>
          </table:table-cell>
          <table:table-cell office:value-type="float" office:value="0.014605" calcext:value-type="float">
            <text:p>0.014605</text:p>
          </table:table-cell>
        </table:table-row>
        <table:table-row table:style-name="ro1">
          <table:table-cell office:value-type="float" office:value="0.002227" calcext:value-type="float">
            <text:p>0.002227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14026" calcext:value-type="float">
            <text:p>0.014026</text:p>
          </table:table-cell>
        </table:table-row>
        <table:table-row table:style-name="ro1">
          <table:table-cell office:value-type="float" office:value="0.00224" calcext:value-type="float">
            <text:p>0.00224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13451" calcext:value-type="float">
            <text:p>0.013451</text:p>
          </table:table-cell>
        </table:table-row>
        <table:table-row table:style-name="ro1">
          <table:table-cell office:value-type="float" office:value="0.001569" calcext:value-type="float">
            <text:p>0.001569</text:p>
          </table:table-cell>
          <table:table-cell office:value-type="float" office:value="0.006778" calcext:value-type="float">
            <text:p>0.006778</text:p>
          </table:table-cell>
          <table:table-cell office:value-type="float" office:value="0.012993" calcext:value-type="float">
            <text:p>0.012993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004591" calcext:value-type="float">
            <text:p>0.004591</text:p>
          </table:table-cell>
          <table:table-cell office:value-type="float" office:value="0.014457" calcext:value-type="float">
            <text:p>0.014457</text:p>
          </table:table-cell>
        </table:table-row>
        <table:table-row table:style-name="ro1">
          <table:table-cell office:value-type="float" office:value="0.002194" calcext:value-type="float">
            <text:p>0.002194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1377" calcext:value-type="float">
            <text:p>0.01377</text:p>
          </table:table-cell>
        </table:table-row>
        <table:table-row table:style-name="ro1">
          <table:table-cell office:value-type="float" office:value="0.002196" calcext:value-type="float">
            <text:p>0.002196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13509" calcext:value-type="float">
            <text:p>0.013509</text:p>
          </table:table-cell>
        </table:table-row>
        <table:table-row table:style-name="ro1">
          <table:table-cell office:value-type="float" office:value="0.002204" calcext:value-type="float">
            <text:p>0.002204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.014546" calcext:value-type="float">
            <text:p>0.014546</text:p>
          </table:table-cell>
        </table:table-row>
        <table:table-row table:style-name="ro1">
          <table:table-cell office:value-type="float" office:value="0.002208" calcext:value-type="float">
            <text:p>0.002208</text:p>
          </table:table-cell>
          <table:table-cell office:value-type="float" office:value="0.004562" calcext:value-type="float">
            <text:p>0.004562</text:p>
          </table:table-cell>
          <table:table-cell office:value-type="float" office:value="0.013774" calcext:value-type="float">
            <text:p>0.013774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.013451" calcext:value-type="float">
            <text:p>0.013451</text:p>
          </table:table-cell>
        </table:table-row>
        <table:table-row table:style-name="ro1">
          <table:table-cell office:value-type="float" office:value="0.001291" calcext:value-type="float">
            <text:p>0.001291</text:p>
          </table:table-cell>
          <table:table-cell office:value-type="float" office:value="0.006631" calcext:value-type="float">
            <text:p>0.006631</text:p>
          </table:table-cell>
          <table:table-cell office:value-type="float" office:value="0.013126" calcext:value-type="float">
            <text:p>0.013126</text:p>
          </table:table-cell>
        </table:table-row>
        <table:table-row table:style-name="ro1">
          <table:table-cell office:value-type="float" office:value="0.002179" calcext:value-type="float">
            <text:p>0.002179</text:p>
          </table:table-cell>
          <table:table-cell office:value-type="float" office:value="0.005021" calcext:value-type="float">
            <text:p>0.005021</text:p>
          </table:table-cell>
          <table:table-cell office:value-type="float" office:value="0.014488" calcext:value-type="float">
            <text:p>0.014488</text:p>
          </table:table-cell>
        </table:table-row>
        <table:table-row table:style-name="ro1">
          <table:table-cell office:value-type="float" office:value="0.002173" calcext:value-type="float">
            <text:p>0.002173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0.013709" calcext:value-type="float">
            <text:p>0.013709</text:p>
          </table:table-cell>
        </table:table-row>
        <table:table-row table:style-name="ro1">
          <table:table-cell office:value-type="float" office:value="0.002172" calcext:value-type="float">
            <text:p>0.00217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13552" calcext:value-type="float">
            <text:p>0.013552</text:p>
          </table:table-cell>
        </table:table-row>
        <table:table-row table:style-name="ro1">
          <table:table-cell office:value-type="float" office:value="0.002182" calcext:value-type="float">
            <text:p>0.002182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14601" calcext:value-type="float">
            <text:p>0.014601</text:p>
          </table:table-cell>
        </table:table-row>
        <table:table-row table:style-name="ro1">
          <table:table-cell office:value-type="float" office:value="0.002173" calcext:value-type="float">
            <text:p>0.002173</text:p>
          </table:table-cell>
          <table:table-cell office:value-type="float" office:value="0.004507" calcext:value-type="float">
            <text:p>0.004507</text:p>
          </table:table-cell>
          <table:table-cell office:value-type="float" office:value="0.013828" calcext:value-type="float">
            <text:p>0.013828</text:p>
          </table:table-cell>
        </table:table-row>
        <table:table-row table:style-name="ro1">
          <table:table-cell office:value-type="float" office:value="0.002178" calcext:value-type="float">
            <text:p>0.002178</text:p>
          </table:table-cell>
          <table:table-cell office:value-type="float" office:value="0.004532" calcext:value-type="float">
            <text:p>0.004532</text:p>
          </table:table-cell>
          <table:table-cell office:value-type="float" office:value="0.013521" calcext:value-type="float">
            <text:p>0.013521</text:p>
          </table:table-cell>
        </table:table-row>
        <table:table-row table:style-name="ro1">
          <table:table-cell office:value-type="float" office:value="0.002201" calcext:value-type="float">
            <text:p>0.002201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1464" calcext:value-type="float">
            <text:p>0.01464</text:p>
          </table:table-cell>
        </table:table-row>
        <table:table-row table:style-name="ro1">
          <table:table-cell office:value-type="float" office:value="0.002191" calcext:value-type="float">
            <text:p>0.002191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13863" calcext:value-type="float">
            <text:p>0.013863</text:p>
          </table:table-cell>
        </table:table-row>
        <table:table-row table:style-name="ro1">
          <table:table-cell office:value-type="float" office:value="0.002185" calcext:value-type="float">
            <text:p>0.002185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0.013532" calcext:value-type="float">
            <text:p>0.013532</text:p>
          </table:table-cell>
        </table:table-row>
        <table:table-row table:style-name="ro1">
          <table:table-cell office:value-type="float" office:value="0.002181" calcext:value-type="float">
            <text:p>0.002181</text:p>
          </table:table-cell>
          <table:table-cell office:value-type="float" office:value="0.004492" calcext:value-type="float">
            <text:p>0.004492</text:p>
          </table:table-cell>
          <table:table-cell office:value-type="float" office:value="0.014569" calcext:value-type="float">
            <text:p>0.014569</text:p>
          </table:table-cell>
        </table:table-row>
        <table:table-row table:style-name="ro1">
          <table:table-cell office:value-type="float" office:value="0.002185" calcext:value-type="float">
            <text:p>0.002185</text:p>
          </table:table-cell>
          <table:table-cell office:value-type="float" office:value="0.004534" calcext:value-type="float">
            <text:p>0.004534</text:p>
          </table:table-cell>
          <table:table-cell office:value-type="float" office:value="0.013727" calcext:value-type="float">
            <text:p>0.013727</text:p>
          </table:table-cell>
        </table:table-row>
        <table:table-row table:style-name="ro1">
          <table:table-cell office:value-type="float" office:value="0.002196" calcext:value-type="float">
            <text:p>0.002196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3649" calcext:value-type="float">
            <text:p>0.013649</text:p>
          </table:table-cell>
        </table:table-row>
        <table:table-row table:style-name="ro1">
          <table:table-cell office:value-type="float" office:value="0.002174" calcext:value-type="float">
            <text:p>0.002174</text:p>
          </table:table-cell>
          <table:table-cell office:value-type="float" office:value="0.004553" calcext:value-type="float">
            <text:p>0.004553</text:p>
          </table:table-cell>
          <table:table-cell office:value-type="float" office:value="0.014625" calcext:value-type="float">
            <text:p>0.014625</text:p>
          </table:table-cell>
        </table:table-row>
      </table:table>
      <table:table table:name="5_wolf_to_pi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10185" calcext:value-type="float">
            <text:p>0.010185</text:p>
          </table:table-cell>
          <table:table-cell office:value-type="float" office:value="0.020219" calcext:value-type="float">
            <text:p>0.020219</text:p>
          </table:table-cell>
        </table:table-row>
        <table:table-row table:style-name="ro1">
          <table:table-cell office:value-type="float" office:value="0.006538" calcext:value-type="float">
            <text:p>0.006538</text:p>
          </table:table-cell>
          <table:table-cell office:value-type="float" office:value="0.013175" calcext:value-type="float">
            <text:p>0.013175</text:p>
          </table:table-cell>
          <table:table-cell office:value-type="float" office:value="0.02024" calcext:value-type="float">
            <text:p>0.02024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0.008338" calcext:value-type="float">
            <text:p>0.008338</text:p>
          </table:table-cell>
          <table:table-cell office:value-type="float" office:value="0.014355" calcext:value-type="float">
            <text:p>0.014355</text:p>
          </table:table-cell>
        </table:table-row>
        <table:table-row table:style-name="ro1">
          <table:table-cell office:value-type="float" office:value="0.004045" calcext:value-type="float">
            <text:p>0.004045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0.020426" calcext:value-type="float">
            <text:p>0.020426</text:p>
          </table:table-cell>
        </table:table-row>
        <table:table-row table:style-name="ro1">
          <table:table-cell office:value-type="float" office:value="0.006735" calcext:value-type="float">
            <text:p>0.006735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0.020788" calcext:value-type="float">
            <text:p>0.020788</text:p>
          </table:table-cell>
        </table:table-row>
        <table:table-row table:style-name="ro1">
          <table:table-cell office:value-type="float" office:value="0.006754" calcext:value-type="float">
            <text:p>0.006754</text:p>
          </table:table-cell>
          <table:table-cell office:value-type="float" office:value="0.013342" calcext:value-type="float">
            <text:p>0.013342</text:p>
          </table:table-cell>
          <table:table-cell office:value-type="float" office:value="0.018792" calcext:value-type="float">
            <text:p>0.018792</text:p>
          </table:table-cell>
        </table:table-row>
        <table:table-row table:style-name="ro1">
          <table:table-cell office:value-type="float" office:value="0.004306" calcext:value-type="float">
            <text:p>0.004306</text:p>
          </table:table-cell>
          <table:table-cell office:value-type="float" office:value="0.013302" calcext:value-type="float">
            <text:p>0.013302</text:p>
          </table:table-cell>
          <table:table-cell office:value-type="float" office:value="0.021162" calcext:value-type="float">
            <text:p>0.021162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0.012997" calcext:value-type="float">
            <text:p>0.012997</text:p>
          </table:table-cell>
          <table:table-cell office:value-type="float" office:value="0.019983" calcext:value-type="float">
            <text:p>0.019983</text:p>
          </table:table-cell>
        </table:table-row>
        <table:table-row table:style-name="ro1">
          <table:table-cell office:value-type="float" office:value="0.004276" calcext:value-type="float">
            <text:p>0.004276</text:p>
          </table:table-cell>
          <table:table-cell office:value-type="float" office:value="0.012923" calcext:value-type="float">
            <text:p>0.012923</text:p>
          </table:table-cell>
          <table:table-cell office:value-type="float" office:value="0.019752" calcext:value-type="float">
            <text:p>0.019752</text:p>
          </table:table-cell>
        </table:table-row>
        <table:table-row table:style-name="ro1">
          <table:table-cell office:value-type="float" office:value="0.004216" calcext:value-type="float">
            <text:p>0.004216</text:p>
          </table:table-cell>
          <table:table-cell office:value-type="float" office:value="0.007896" calcext:value-type="float">
            <text:p>0.007896</text:p>
          </table:table-cell>
          <table:table-cell office:value-type="float" office:value="0.015271" calcext:value-type="float">
            <text:p>0.015271</text:p>
          </table:table-cell>
        </table:table-row>
        <table:table-row table:style-name="ro1">
          <table:table-cell office:value-type="float" office:value="0.004137" calcext:value-type="float">
            <text:p>0.004137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20514" calcext:value-type="float">
            <text:p>0.020514</text:p>
          </table:table-cell>
        </table:table-row>
        <table:table-row table:style-name="ro1">
          <table:table-cell office:value-type="float" office:value="0.006763" calcext:value-type="float">
            <text:p>0.006763</text:p>
          </table:table-cell>
          <table:table-cell office:value-type="float" office:value="0.012831" calcext:value-type="float">
            <text:p>0.012831</text:p>
          </table:table-cell>
          <table:table-cell office:value-type="float" office:value="0.020283" calcext:value-type="float">
            <text:p>0.020283</text:p>
          </table:table-cell>
        </table:table-row>
        <table:table-row table:style-name="ro1">
          <table:table-cell office:value-type="float" office:value="0.006703" calcext:value-type="float">
            <text:p>0.006703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.019819" calcext:value-type="float">
            <text:p>0.019819</text:p>
          </table:table-cell>
        </table:table-row>
        <table:table-row table:style-name="ro1">
          <table:table-cell office:value-type="float" office:value="0.004117" calcext:value-type="float">
            <text:p>0.004117</text:p>
          </table:table-cell>
          <table:table-cell office:value-type="float" office:value="0.007876" calcext:value-type="float">
            <text:p>0.007876</text:p>
          </table:table-cell>
          <table:table-cell office:value-type="float" office:value="0.014931" calcext:value-type="float">
            <text:p>0.014931</text:p>
          </table:table-cell>
        </table:table-row>
        <table:table-row table:style-name="ro1">
          <table:table-cell office:value-type="float" office:value="0.006757" calcext:value-type="float">
            <text:p>0.006757</text:p>
          </table:table-cell>
          <table:table-cell office:value-type="float" office:value="0.009348" calcext:value-type="float">
            <text:p>0.009348</text:p>
          </table:table-cell>
          <table:table-cell office:value-type="float" office:value="0.02046" calcext:value-type="float">
            <text:p>0.02046</text:p>
          </table:table-cell>
        </table:table-row>
        <table:table-row table:style-name="ro1">
          <table:table-cell office:value-type="float" office:value="0.006684" calcext:value-type="float">
            <text:p>0.006684</text:p>
          </table:table-cell>
          <table:table-cell office:value-type="float" office:value="0.013302" calcext:value-type="float">
            <text:p>0.013302</text:p>
          </table:table-cell>
          <table:table-cell office:value-type="float" office:value="0.015276" calcext:value-type="float">
            <text:p>0.015276</text:p>
          </table:table-cell>
        </table:table-row>
        <table:table-row table:style-name="ro1">
          <table:table-cell office:value-type="float" office:value="0.00674" calcext:value-type="float">
            <text:p>0.00674</text:p>
          </table:table-cell>
          <table:table-cell office:value-type="float" office:value="0.009102" calcext:value-type="float">
            <text:p>0.009102</text:p>
          </table:table-cell>
          <table:table-cell office:value-type="float" office:value="0.013626" calcext:value-type="float">
            <text:p>0.013626</text:p>
          </table:table-cell>
        </table:table-row>
        <table:table-row table:style-name="ro1">
          <table:table-cell office:value-type="float" office:value="0.003986" calcext:value-type="float">
            <text:p>0.003986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0.020007" calcext:value-type="float">
            <text:p>0.020007</text:p>
          </table:table-cell>
        </table:table-row>
        <table:table-row table:style-name="ro1">
          <table:table-cell office:value-type="float" office:value="0.004105" calcext:value-type="float">
            <text:p>0.004105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1974" calcext:value-type="float">
            <text:p>0.01974</text:p>
          </table:table-cell>
        </table:table-row>
        <table:table-row table:style-name="ro1">
          <table:table-cell office:value-type="float" office:value="0.004108" calcext:value-type="float">
            <text:p>0.004108</text:p>
          </table:table-cell>
          <table:table-cell office:value-type="float" office:value="0.007857" calcext:value-type="float">
            <text:p>0.007857</text:p>
          </table:table-cell>
          <table:table-cell office:value-type="float" office:value="0.02064" calcext:value-type="float">
            <text:p>0.02064</text:p>
          </table:table-cell>
        </table:table-row>
        <table:table-row table:style-name="ro1">
          <table:table-cell office:value-type="float" office:value="0.006683" calcext:value-type="float">
            <text:p>0.006683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15268" calcext:value-type="float">
            <text:p>0.015268</text:p>
          </table:table-cell>
        </table:table-row>
        <table:table-row table:style-name="ro1">
          <table:table-cell office:value-type="float" office:value="0.00675" calcext:value-type="float">
            <text:p>0.00675</text:p>
          </table:table-cell>
          <table:table-cell office:value-type="float" office:value="0.013265" calcext:value-type="float">
            <text:p>0.013265</text:p>
          </table:table-cell>
          <table:table-cell office:value-type="float" office:value="0.018627" calcext:value-type="float">
            <text:p>0.018627</text:p>
          </table:table-cell>
        </table:table-row>
        <table:table-row table:style-name="ro1">
          <table:table-cell office:value-type="float" office:value="0.007323" calcext:value-type="float">
            <text:p>0.007323</text:p>
          </table:table-cell>
          <table:table-cell office:value-type="float" office:value="0.012837" calcext:value-type="float">
            <text:p>0.012837</text:p>
          </table:table-cell>
          <table:table-cell office:value-type="float" office:value="0.013651" calcext:value-type="float">
            <text:p>0.013651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012917" calcext:value-type="float">
            <text:p>0.012917</text:p>
          </table:table-cell>
          <table:table-cell office:value-type="float" office:value="0.014172" calcext:value-type="float">
            <text:p>0.014172</text:p>
          </table:table-cell>
        </table:table-row>
        <table:table-row table:style-name="ro1">
          <table:table-cell office:value-type="float" office:value="0.004189" calcext:value-type="float">
            <text:p>0.004189</text:p>
          </table:table-cell>
          <table:table-cell office:value-type="float" office:value="0.012871" calcext:value-type="float">
            <text:p>0.012871</text:p>
          </table:table-cell>
          <table:table-cell office:value-type="float" office:value="0.02079" calcext:value-type="float">
            <text:p>0.02079</text:p>
          </table:table-cell>
        </table:table-row>
        <table:table-row table:style-name="ro1">
          <table:table-cell office:value-type="float" office:value="0.006776" calcext:value-type="float">
            <text:p>0.006776</text:p>
          </table:table-cell>
          <table:table-cell office:value-type="float" office:value="0.008618" calcext:value-type="float">
            <text:p>0.008618</text:p>
          </table:table-cell>
          <table:table-cell office:value-type="float" office:value="0.020325" calcext:value-type="float">
            <text:p>0.020325</text:p>
          </table:table-cell>
        </table:table-row>
        <table:table-row table:style-name="ro1">
          <table:table-cell office:value-type="float" office:value="0.006721" calcext:value-type="float">
            <text:p>0.006721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20275" calcext:value-type="float">
            <text:p>0.020275</text:p>
          </table:table-cell>
        </table:table-row>
        <table:table-row table:style-name="ro1">
          <table:table-cell office:value-type="float" office:value="0.004338" calcext:value-type="float">
            <text:p>0.004338</text:p>
          </table:table-cell>
          <table:table-cell office:value-type="float" office:value="0.008118" calcext:value-type="float">
            <text:p>0.008118</text:p>
          </table:table-cell>
          <table:table-cell office:value-type="float" office:value="0.019583" calcext:value-type="float">
            <text:p>0.019583</text:p>
          </table:table-cell>
        </table:table-row>
        <table:table-row table:style-name="ro1">
          <table:table-cell office:value-type="float" office:value="0.006701" calcext:value-type="float">
            <text:p>0.006701</text:p>
          </table:table-cell>
          <table:table-cell office:value-type="float" office:value="0.009157" calcext:value-type="float">
            <text:p>0.009157</text:p>
          </table:table-cell>
          <table:table-cell office:value-type="float" office:value="0.020579" calcext:value-type="float">
            <text:p>0.020579</text:p>
          </table:table-cell>
        </table:table-row>
        <table:table-row table:style-name="ro1">
          <table:table-cell office:value-type="float" office:value="0.004251" calcext:value-type="float">
            <text:p>0.004251</text:p>
          </table:table-cell>
          <table:table-cell office:value-type="float" office:value="0.012918" calcext:value-type="float">
            <text:p>0.012918</text:p>
          </table:table-cell>
          <table:table-cell office:value-type="float" office:value="0.020539" calcext:value-type="float">
            <text:p>0.020539</text:p>
          </table:table-cell>
        </table:table-row>
        <table:table-row table:style-name="ro1">
          <table:table-cell office:value-type="float" office:value="0.004205" calcext:value-type="float">
            <text:p>0.004205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20639" calcext:value-type="float">
            <text:p>0.020639</text:p>
          </table:table-cell>
        </table:table-row>
        <table:table-row table:style-name="ro1">
          <table:table-cell office:value-type="float" office:value="0.004245" calcext:value-type="float">
            <text:p>0.004245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020473" calcext:value-type="float">
            <text:p>0.020473</text:p>
          </table:table-cell>
        </table:table-row>
        <table:table-row table:style-name="ro1">
          <table:table-cell office:value-type="float" office:value="0.006799" calcext:value-type="float">
            <text:p>0.006799</text:p>
          </table:table-cell>
          <table:table-cell office:value-type="float" office:value="0.008808" calcext:value-type="float">
            <text:p>0.008808</text:p>
          </table:table-cell>
          <table:table-cell office:value-type="float" office:value="0.020109" calcext:value-type="float">
            <text:p>0.020109</text:p>
          </table:table-cell>
        </table:table-row>
        <table:table-row table:style-name="ro1">
          <table:table-cell office:value-type="float" office:value="0.004128" calcext:value-type="float">
            <text:p>0.004128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0.020169" calcext:value-type="float">
            <text:p>0.020169</text:p>
          </table:table-cell>
        </table:table-row>
        <table:table-row table:style-name="ro1">
          <table:table-cell office:value-type="float" office:value="0.004207" calcext:value-type="float">
            <text:p>0.004207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20745" calcext:value-type="float">
            <text:p>0.020745</text:p>
          </table:table-cell>
        </table:table-row>
        <table:table-row table:style-name="ro1">
          <table:table-cell office:value-type="float" office:value="0.007393" calcext:value-type="float">
            <text:p>0.007393</text:p>
          </table:table-cell>
          <table:table-cell office:value-type="float" office:value="0.008202" calcext:value-type="float">
            <text:p>0.008202</text:p>
          </table:table-cell>
          <table:table-cell office:value-type="float" office:value="0.020935" calcext:value-type="float">
            <text:p>0.020935</text:p>
          </table:table-cell>
        </table:table-row>
        <table:table-row table:style-name="ro1">
          <table:table-cell office:value-type="float" office:value="0.004247" calcext:value-type="float">
            <text:p>0.004247</text:p>
          </table:table-cell>
          <table:table-cell office:value-type="float" office:value="0.013326" calcext:value-type="float">
            <text:p>0.013326</text:p>
          </table:table-cell>
          <table:table-cell office:value-type="float" office:value="0.020276" calcext:value-type="float">
            <text:p>0.020276</text:p>
          </table:table-cell>
        </table:table-row>
        <table:table-row table:style-name="ro1">
          <table:table-cell office:value-type="float" office:value="0.004133" calcext:value-type="float">
            <text:p>0.004133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15076" calcext:value-type="float">
            <text:p>0.015076</text:p>
          </table:table-cell>
        </table:table-row>
        <table:table-row table:style-name="ro1">
          <table:table-cell office:value-type="float" office:value="0.005368" calcext:value-type="float">
            <text:p>0.005368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19691" calcext:value-type="float">
            <text:p>0.019691</text:p>
          </table:table-cell>
        </table:table-row>
        <table:table-row table:style-name="ro1">
          <table:table-cell office:value-type="float" office:value="0.004196" calcext:value-type="float">
            <text:p>0.004196</text:p>
          </table:table-cell>
          <table:table-cell office:value-type="float" office:value="0.007559" calcext:value-type="float">
            <text:p>0.007559</text:p>
          </table:table-cell>
          <table:table-cell office:value-type="float" office:value="0.019748" calcext:value-type="float">
            <text:p>0.019748</text:p>
          </table:table-cell>
        </table:table-row>
        <table:table-row table:style-name="ro1">
          <table:table-cell office:value-type="float" office:value="0.004216" calcext:value-type="float">
            <text:p>0.004216</text:p>
          </table:table-cell>
          <table:table-cell office:value-type="float" office:value="0.007903" calcext:value-type="float">
            <text:p>0.007903</text:p>
          </table:table-cell>
          <table:table-cell office:value-type="float" office:value="0.01527" calcext:value-type="float">
            <text:p>0.01527</text:p>
          </table:table-cell>
        </table:table-row>
        <table:table-row table:style-name="ro1">
          <table:table-cell office:value-type="float" office:value="0.004047" calcext:value-type="float">
            <text:p>0.004047</text:p>
          </table:table-cell>
          <table:table-cell office:value-type="float" office:value="0.007896" calcext:value-type="float">
            <text:p>0.007896</text:p>
          </table:table-cell>
          <table:table-cell office:value-type="float" office:value="0.015878" calcext:value-type="float">
            <text:p>0.015878</text:p>
          </table:table-cell>
        </table:table-row>
        <table:table-row table:style-name="ro1">
          <table:table-cell office:value-type="float" office:value="0.004107" calcext:value-type="float">
            <text:p>0.004107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0.020726" calcext:value-type="float">
            <text:p>0.020726</text:p>
          </table:table-cell>
        </table:table-row>
        <table:table-row table:style-name="ro1">
          <table:table-cell office:value-type="float" office:value="0.004331" calcext:value-type="float">
            <text:p>0.004331</text:p>
          </table:table-cell>
          <table:table-cell office:value-type="float" office:value="0.008113" calcext:value-type="float">
            <text:p>0.008113</text:p>
          </table:table-cell>
          <table:table-cell office:value-type="float" office:value="0.019634" calcext:value-type="float">
            <text:p>0.019634</text:p>
          </table:table-cell>
        </table:table-row>
        <table:table-row table:style-name="ro1">
          <table:table-cell office:value-type="float" office:value="0.005169" calcext:value-type="float">
            <text:p>0.005169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020631" calcext:value-type="float">
            <text:p>0.020631</text:p>
          </table:table-cell>
        </table:table-row>
        <table:table-row table:style-name="ro1">
          <table:table-cell office:value-type="float" office:value="0.007422" calcext:value-type="float">
            <text:p>0.007422</text:p>
          </table:table-cell>
          <table:table-cell office:value-type="float" office:value="0.008297" calcext:value-type="float">
            <text:p>0.008297</text:p>
          </table:table-cell>
          <table:table-cell office:value-type="float" office:value="0.020138" calcext:value-type="float">
            <text:p>0.020138</text:p>
          </table:table-cell>
        </table:table-row>
        <table:table-row table:style-name="ro1">
          <table:table-cell office:value-type="float" office:value="0.004209" calcext:value-type="float">
            <text:p>0.004209</text:p>
          </table:table-cell>
          <table:table-cell office:value-type="float" office:value="0.007919" calcext:value-type="float">
            <text:p>0.007919</text:p>
          </table:table-cell>
          <table:table-cell office:value-type="float" office:value="0.020006" calcext:value-type="float">
            <text:p>0.020006</text:p>
          </table:table-cell>
        </table:table-row>
        <table:table-row table:style-name="ro1">
          <table:table-cell office:value-type="float" office:value="0.004179" calcext:value-type="float">
            <text:p>0.004179</text:p>
          </table:table-cell>
          <table:table-cell office:value-type="float" office:value="0.012909" calcext:value-type="float">
            <text:p>0.012909</text:p>
          </table:table-cell>
          <table:table-cell office:value-type="float" office:value="0.020107" calcext:value-type="float">
            <text:p>0.020107</text:p>
          </table:table-cell>
        </table:table-row>
        <table:table-row table:style-name="ro1">
          <table:table-cell office:value-type="float" office:value="0.004324" calcext:value-type="float">
            <text:p>0.004324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978" calcext:value-type="float">
            <text:p>0.01978</text:p>
          </table:table-cell>
        </table:table-row>
        <table:table-row table:style-name="ro1">
          <table:table-cell office:value-type="float" office:value="0.004156" calcext:value-type="float">
            <text:p>0.004156</text:p>
          </table:table-cell>
          <table:table-cell office:value-type="float" office:value="0.007903" calcext:value-type="float">
            <text:p>0.007903</text:p>
          </table:table-cell>
          <table:table-cell office:value-type="float" office:value="0.015702" calcext:value-type="float">
            <text:p>0.015702</text:p>
          </table:table-cell>
        </table:table-row>
      </table:table>
      <table:table table:name="Means" table:style-name="ta1">
        <table:shapes>
          <draw:frame draw:z-index="0" draw:style-name="gr1" draw:text-style-name="P1" svg:width="6.298in" svg:height="3.5449in" svg:x="0in" svg:y="0.7531in">
            <draw:object draw:notify-on-update-of-ranges="Means.A2:Means.A4 Means.B1:Means.B1 Means.B2:Means.B4 Means.C1:Means.C1 Means.C2:Means.C4 Means.D1:Means.D1 Means.D2:Means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76in" svg:height="3.5453in" svg:x="6.2984in" svg:y="0.7945in">
            <draw:object draw:notify-on-update-of-ranges="Means.H2:Means.H4 Means.I1:Means.I1 Means.I2:Means.I4 Means.J1:Means.J1 Means.J2:Means.J4 Means.K1:Means.K1 Means.K2:Means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2.6024in" svg:y="0.7508in">
            <draw:object draw:notify-on-update-of-ranges="Means.O2:Means.O4 Means.P1:Means.P1 Means.P2:Means.P4 Means.Q1:Means.Q1 Means.Q2:Means.Q4 Means.R1:Means.R1 Means.R2:Means.R4 Means.S1:Means.S1 Means.S2:Means.S4 Means.T1:Means.T1 Means.T2:Means.T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8.9157in" svg:y="0.6795in">
            <draw:object draw:notify-on-update-of-ranges="Means.V2:Means.V4 Means.W1:Means.W1 Means.W2:Means.W4 Means.X1:Means.X1 Means.X2:Means.X4 Means.Y1:Means.Y1 Means.Y2:Means.Y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25.0724in" svg:y="0.7528in">
            <draw:object draw:notify-on-update-of-ranges="Means.AC2:Means.AC4 Means.AD1:Means.AD1 Means.AD2:Means.AD4 Means.AE1:Means.AE1 Means.AE2:Means.AE4 Means.AF1:Means.AF1 Means.AF2:Means.A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2" table:number-columns-repeated="30" table:default-cell-style-name="Default"/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  <table:table-cell table:number-columns-repeated="3"/>
          <table:table-cell office:value-type="string" calcext:value-type="string">
            <text:p>UDP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  <table:table-cell table:number-columns-repeated="3"/>
          <table:table-cell office:value-type="string" calcext:value-type="string">
            <text:p>TCP Transfer Rates by Size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TCP Transfer Rates By Number</text:p>
          </table:table-cell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  <table:table-cell table:number-columns-repeated="3"/>
          <table:table-cell office:value-type="string" calcext:value-type="string">
            <text:p>UDP Transfer Rate By Number</text:p>
          </table:table-cell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string" calcext:value-type="string">
            <text:p>lab_to_pi</text:p>
          </table:table-cell>
          <table:table-cell table:formula="of:=(AVERAGE([$1_lab_to_pi.A$1:.A$1048576]))*1000000" office:value-type="float" office:value="74.84" calcext:value-type="float">
            <text:p>74.84</text:p>
          </table:table-cell>
          <table:table-cell table:formula="of:=(AVERAGE([$1_lab_to_pi.B$1:.B$1048576]))*1000000" office:value-type="float" office:value="74" calcext:value-type="float">
            <text:p>74</text:p>
          </table:table-cell>
          <table:table-cell table:formula="of:=(AVERAGE([$1_lab_to_pi.C$1:.C$1048576]))*1000000" office:value-type="float" office:value="76.26" calcext:value-type="float">
            <text:p>76.26</text:p>
          </table:table-cell>
          <table:table-cell table:number-columns-repeated="3"/>
          <table:table-cell office:value-type="string" calcext:value-type="string">
            <text:p>lab_to_pi</text:p>
          </table:table-cell>
          <table:table-cell table:formula="of:=(AVERAGE([$2_lab_to_pi.A$1:.A$1048576]))*1000000" office:value-type="float" office:value="92" calcext:value-type="float">
            <text:p>92</text:p>
          </table:table-cell>
          <table:table-cell table:formula="of:=(AVERAGE([$2_lab_to_pi.B$1:.B$1048576]))*1000000" office:value-type="float" office:value="89.52" calcext:value-type="float">
            <text:p>89.52</text:p>
          </table:table-cell>
          <table:table-cell table:formula="of:=(AVERAGE([$2_lab_to_pi.C$1:.C$1048576]))*1000000" office:value-type="float" office:value="90.26" calcext:value-type="float">
            <text:p>90.26</text:p>
          </table:table-cell>
          <table:table-cell table:number-columns-repeated="3"/>
          <table:table-cell office:value-type="string" calcext:value-type="string">
            <text:p>su_to_pi</text:p>
          </table:table-cell>
          <table:table-cell table:formula="of:=[.P$5]/AVERAGE([$3_su_to_pi.A$1:.A$1048576])" office:value-type="float" office:value="9.85512959495418" calcext:value-type="float">
            <text:p>9.85512959495418</text:p>
          </table:table-cell>
          <table:table-cell table:formula="of:=[.Q$5]/AVERAGE([$3_su_to_pi.B$1:.B$1048576])" office:value-type="float" office:value="30.82435894966" calcext:value-type="float">
            <text:p>30.82435894966</text:p>
          </table:table-cell>
          <table:table-cell table:formula="of:=[.R$5]/AVERAGE([$3_su_to_pi.C$1:.C$1048576])" office:value-type="float" office:value="59.591981154036" calcext:value-type="float">
            <text:p>59.591981154036</text:p>
          </table:table-cell>
          <table:table-cell table:formula="of:=[.S$5]/AVERAGE([$3_su_to_pi.D$1:.D$1048576])" office:value-type="float" office:value="52.7643576763896" calcext:value-type="float">
            <text:p>52.7643576763896</text:p>
          </table:table-cell>
          <table:table-cell table:formula="of:=[.T$5]/AVERAGE([$3_su_to_pi.E$1:.E$1048576])" office:value-type="float" office:value="45.6383226821095" calcext:value-type="float">
            <text:p>45.6383226821095</text:p>
          </table:table-cell>
          <table:table-cell/>
          <table:table-cell office:value-type="string" calcext:value-type="string">
            <text:p>su_to_pi</text:p>
          </table:table-cell>
          <table:table-cell table:formula="of:=[.$W$5]/AVERAGE([$4_su_to_pi.A$1:.A$1048576])" office:value-type="float" office:value="82.2584890760726" calcext:value-type="float">
            <text:p>82.2584890760726</text:p>
          </table:table-cell>
          <table:table-cell table:formula="of:=[.$W$5]/AVERAGE([$4_su_to_pi.B$1:.B$1048576])" office:value-type="float" office:value="57.2282089287452" calcext:value-type="float">
            <text:p>57.2282089287452</text:p>
          </table:table-cell>
          <table:table-cell table:formula="of:=[.$W$5]/AVERAGE([$4_su_to_pi.C$1:.C$1048576])" office:value-type="float" office:value="36.5313351180108" calcext:value-type="float">
            <text:p>36.5313351180108</text:p>
          </table:table-cell>
          <table:table-cell table:number-columns-repeated="3"/>
          <table:table-cell office:value-type="string" calcext:value-type="string">
            <text:p>su_to_p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go_to_wolf</text:p>
          </table:table-cell>
          <table:table-cell table:formula="of:=(AVERAGE([$1_indigo_to_wolf.A$1:.A$1048576]))*1000000" office:value-type="float" office:value="13.98" calcext:value-type="float">
            <text:p>13.98</text:p>
          </table:table-cell>
          <table:table-cell table:formula="of:=(AVERAGE([$1_indigo_to_wolf.B$1:.B$1048576]))*1000000" office:value-type="float" office:value="13.54" calcext:value-type="float">
            <text:p>13.54</text:p>
          </table:table-cell>
          <table:table-cell table:formula="of:=(AVERAGE([$1_indigo_to_wolf.C$1:.C$1048576]))*1000000" office:value-type="float" office:value="13.94" calcext:value-type="float">
            <text:p>13.94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(AVERAGE([$2_indigo_to_wolf.A$1:.A$1048576]))*1000000" office:value-type="float" office:value="14.54" calcext:value-type="float">
            <text:p>14.54</text:p>
          </table:table-cell>
          <table:table-cell table:formula="of:=(AVERAGE([$2_indigo_to_wolf.B$1:.B$1048576]))*1000000" office:value-type="float" office:value="14.28" calcext:value-type="float">
            <text:p>14.28</text:p>
          </table:table-cell>
          <table:table-cell table:formula="of:=(AVERAGE([$2_indigo_to_wolf.C$1:.C$1048576]))*1000000" office:value-type="float" office:value="14.38" calcext:value-type="float">
            <text:p>14.38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[.P$5]/AVERAGE([$3_indigo_to_wolf.A$1:.A$1048576])" office:value-type="float" office:value="73.1528895391368" calcext:value-type="float">
            <text:p>73.1528895391368</text:p>
          </table:table-cell>
          <table:table-cell table:formula="of:=[.Q$5]/AVERAGE([$3_indigo_to_wolf.B$1:.B$1048576])" office:value-type="float" office:value="569.192458199929" calcext:value-type="float">
            <text:p>569.192458199929</text:p>
          </table:table-cell>
          <table:table-cell table:formula="of:=[.R$5]/AVERAGE([$3_indigo_to_wolf.C$1:.C$1048576])" office:value-type="float" office:value="1122.61006840905" calcext:value-type="float">
            <text:p>1122.61006840905</text:p>
          </table:table-cell>
          <table:table-cell table:formula="of:=[.S$5]/AVERAGE([$3_indigo_to_wolf.D$1:.D$1048576])" office:value-type="float" office:value="1749.47037517939" calcext:value-type="float">
            <text:p>1749.47037517939</text:p>
          </table:table-cell>
          <table:table-cell table:formula="of:=[.T$5]/AVERAGE([$3_indigo_to_wolf.E$1:.E$1048576])" office:value-type="float" office:value="1778.25197830533" calcext:value-type="float">
            <text:p>1778.25197830533</text:p>
          </table:table-cell>
          <table:table-cell/>
          <table:table-cell office:value-type="string" calcext:value-type="string">
            <text:p>indigo_to_wolf</text:p>
          </table:table-cell>
          <table:table-cell table:formula="of:=[.$W$5]/AVERAGE([$4_indigo_to_wolf.A$1:.A$1048576])" office:value-type="float" office:value="901.404388036561" calcext:value-type="float">
            <text:p>901.404388036561</text:p>
          </table:table-cell>
          <table:table-cell table:formula="of:=[.$W$5]/AVERAGE([$4_indigo_to_wolf.B$1:.B$1048576])" office:value-type="float" office:value="536.860867137673" calcext:value-type="float">
            <text:p>536.860867137673</text:p>
          </table:table-cell>
          <table:table-cell table:formula="of:=[.$W$5]/AVERAGE([$4_indigo_to_wolf.C$1:.C$1048576])" office:value-type="float" office:value="249.300711504231" calcext:value-type="float">
            <text:p>249.300711504231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[.$AD$5]/AVERAGE([$5_indigo_to_wolf.A$1:.A$1048576])" office:value-type="float" office:value="471.315724977848" calcext:value-type="float">
            <text:p>471.315724977848</text:p>
          </table:table-cell>
          <table:table-cell table:formula="of:=[.$AD$5]/AVERAGE([$5_indigo_to_wolf.B$1:.B$1048576])" office:value-type="float" office:value="202.12718651084" calcext:value-type="float">
            <text:p>202.12718651084</text:p>
          </table:table-cell>
          <table:table-cell table:formula="of:=[.$AD$5]/AVERAGE([$5_indigo_to_wolf.C$1:.C$1048576])" office:value-type="float" office:value="72.4469688188246" calcext:value-type="float">
            <text:p>72.4469688188246</text:p>
          </table:table-cell>
        </table:table-row>
        <table:table-row table:style-name="ro1">
          <table:table-cell office:value-type="string" calcext:value-type="string">
            <text:p>wolf_to_pi</text:p>
          </table:table-cell>
          <table:table-cell table:formula="of:=(AVERAGE([$1_wolf_to_pi.A$1:.A$1048576]))*1000000" office:value-type="float" office:value="28.96" calcext:value-type="float">
            <text:p>28.96</text:p>
          </table:table-cell>
          <table:table-cell table:formula="of:=(AVERAGE([$1_wolf_to_pi.B$1:.B$1048576]))*1000000" office:value-type="float" office:value="27.82" calcext:value-type="float">
            <text:p>27.82</text:p>
          </table:table-cell>
          <table:table-cell table:formula="of:=(AVERAGE([$1_wolf_to_pi.C$1:.C$1048576]))*1000000" office:value-type="float" office:value="27.4" calcext:value-type="float">
            <text:p>27.4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(AVERAGE([$2_wolf_to_pi.A$1:.A$1048576]))*1000000" office:value-type="float" office:value="23" calcext:value-type="float">
            <text:p>23</text:p>
          </table:table-cell>
          <table:table-cell table:formula="of:=(AVERAGE([$2_wolf_to_pi.B$1:.B$1048576]))*1000000" office:value-type="float" office:value="24.22" calcext:value-type="float">
            <text:p>24.22</text:p>
          </table:table-cell>
          <table:table-cell table:formula="of:=(AVERAGE([$2_wolf_to_pi.C$1:.C$1048576]))*1000000" office:value-type="float" office:value="23.4" calcext:value-type="float">
            <text:p>23.4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[.P$5]/AVERAGE([$3_wolf_to_pi.A$1:.A$1048576])" office:value-type="float" office:value="52.8262017960908" calcext:value-type="float">
            <text:p>52.8262017960908</text:p>
          </table:table-cell>
          <table:table-cell table:formula="of:=[.Q$5]/AVERAGE([$3_wolf_to_pi.B$1:.B$1048576])" office:value-type="float" office:value="383.785080355001" calcext:value-type="float">
            <text:p>383.785080355001</text:p>
          </table:table-cell>
          <table:table-cell table:formula="of:=[.R$5]/AVERAGE([$3_wolf_to_pi.C$1:.C$1048576])" office:value-type="float" office:value="597.628163227192" calcext:value-type="float">
            <text:p>597.628163227192</text:p>
          </table:table-cell>
          <table:table-cell table:formula="of:=[.S$5]/AVERAGE([$3_wolf_to_pi.D$1:.D$1048576])" office:value-type="float" office:value="755.697248789704" calcext:value-type="float">
            <text:p>755.697248789704</text:p>
          </table:table-cell>
          <table:table-cell table:formula="of:=[.T$5]/AVERAGE([$3_wolf_to_pi.E$1:.E$1048576])" office:value-type="float" office:value="768.078651253888" calcext:value-type="float">
            <text:p>768.078651253888</text:p>
          </table:table-cell>
          <table:table-cell/>
          <table:table-cell office:value-type="string" calcext:value-type="string">
            <text:p>wolf_to_pi</text:p>
          </table:table-cell>
          <table:table-cell table:formula="of:=[.$W$5]/AVERAGE([$4_wolf_to_pi.A$1:.A$1048576])" office:value-type="float" office:value="462.765858985988" calcext:value-type="float">
            <text:p>462.765858985988</text:p>
          </table:table-cell>
          <table:table-cell table:formula="of:=[.$W$5]/AVERAGE([$4_wolf_to_pi.B$1:.B$1048576])" office:value-type="float" office:value="325.353496574028" calcext:value-type="float">
            <text:p>325.353496574028</text:p>
          </table:table-cell>
          <table:table-cell table:formula="of:=[.$W$5]/AVERAGE([$4_wolf_to_pi.C$1:.C$1048576])" office:value-type="float" office:value="143.188932068307" calcext:value-type="float">
            <text:p>143.188932068307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[.$AD$5]/AVERAGE([$5_wolf_to_pi.A$1:.A$1048576])" office:value-type="float" office:value="188.45097071095" calcext:value-type="float">
            <text:p>188.45097071095</text:p>
          </table:table-cell>
          <table:table-cell table:formula="of:=[.$AD$5]/AVERAGE([$5_wolf_to_pi.B$1:.B$1048576])" office:value-type="float" office:value="100.002000040001" calcext:value-type="float">
            <text:p>100.002000040001</text:p>
          </table:table-cell>
          <table:table-cell table:formula="of:=[.$AD$5]/AVERAGE([$5_wolf_to_pi.C$1:.C$1048576])" office:value-type="float" office:value="52.8638459928148" calcext:value-type="float">
            <text:p>52.8638459928148</text:p>
          </table:table-cell>
        </table:table-row>
        <table:table-row table:style-name="ro1">
          <table:table-cell table:number-columns-repeated="15"/>
          <table:table-cell office:value-type="float" office:value="0.002" calcext:value-type="float">
            <text:p>0.002</text:p>
          </table:table-cell>
          <table:table-cell office:value-type="float" office:value="0.032" calcext:value-type="float">
            <text:p>0.0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512" calcext:value-type="float">
            <text:p>0.5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2:26:19.721093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3T12:46:36.784588829</dc:date>
    <meta:editing-duration>PT3H9M18S</meta:editing-duration>
    <meta:editing-cycles>13</meta:editing-cycles>
    <meta:generator>LibreOffice/6.4.0.3$Linux_X86_64 LibreOffice_project/40$Build-3</meta:generator>
    <meta:document-statistic meta:table-count="15" meta:cell-count="2543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6.076cm" svg:y="0.316cm" chart:style-name="ch2">
          <text:p>UDP Average RTT</text:p>
        </chart:title>
        <chart:legend chart:legend-position="end" svg:x="14.263cm" svg:y="3.706cm" style:legend-expansion="high" chart:style-name="ch3"/>
        <chart:plot-area chart:style-name="ch4" table:cell-range-address="Means.H1:Means.K4" chart:data-source-has-labels="both" svg:x="1.33cm" svg:y="1.275cm" svg:width="12.614cm" svg:height="7.551cm">
          <chartooo:coordinate-region svg:x="2.069cm" svg:y="1.474cm" svg:width="11.807cm" svg:height="6.705cm"/>
          <chart:axis chart:dimension="x" chart:name="primary-x" chart:style-name="ch5" chartooo:axis-type="auto">
            <chartooo:date-scale/>
            <chart:categories table:cell-range-address="Means.H2:Means.H4"/>
          </chart:axis>
          <chart:axis chart:dimension="y" chart:name="primary-y" chart:style-name="ch6">
            <chart:title svg:x="0.451cm" svg:y="6.761cm" chart:style-name="ch7">
              <text:p>Average Microseconds</text:p>
            </chart:title>
            <chart:grid chart:style-name="ch8" chart:class="major"/>
          </chart:axis>
          <chart:series chart:style-name="ch9" chart:values-cell-range-address="Means.I2:Means.I4" chart:label-cell-address="Means.I1:Means.I1" chart:class="chart:bar">
            <chart:data-point chart:repeated="3"/>
          </chart:series>
          <chart:series chart:style-name="ch10" chart:values-cell-range-address="Means.J2:Means.J4" chart:label-cell-address="Means.J1:Means.J1" chart:class="chart:bar">
            <chart:data-point chart:repeated="3"/>
          </chart:series>
          <chart:series chart:style-name="ch11" chart:values-cell-range-address="Means.K2:Means.K4" chart:label-cell-address="Means.K1:Means.K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I1:Means.I1</svg:desc>
                </draw:g>
              </table:table-cell>
              <table:table-cell office:value-type="string">
                <text:p>64B</text:p>
                <draw:g>
                  <svg:desc>Means.J1:Means.J1</svg:desc>
                </draw:g>
              </table:table-cell>
              <table:table-cell office:value-type="string">
                <text:p>1024B</text:p>
                <draw:g>
                  <svg:desc>Means.K1:Mean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H2:Means.H4</svg:desc>
                </draw:g>
              </table:table-cell>
              <table:table-cell office:value-type="float" office:value="92">
                <text:p>92</text:p>
                <draw:g>
                  <svg:desc>Means.I2:Means.I4</svg:desc>
                </draw:g>
              </table:table-cell>
              <table:table-cell office:value-type="float" office:value="89.52">
                <text:p>89.52</text:p>
                <draw:g>
                  <svg:desc>Means.J2:Means.J4</svg:desc>
                </draw:g>
              </table:table-cell>
              <table:table-cell office:value-type="float" office:value="90.26">
                <text:p>90.26</text:p>
                <draw:g>
                  <svg:desc>Means.K2:Means.K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14.54">
                <text:p>14.54</text:p>
              </table:table-cell>
              <table:table-cell office:value-type="float" office:value="14.28">
                <text:p>14.28</text:p>
              </table:table-cell>
              <table:table-cell office:value-type="float" office:value="14.38">
                <text:p>14.38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23">
                <text:p>23</text:p>
              </table:table-cell>
              <table:table-cell office:value-type="float" office:value="24.22">
                <text:p>24.22</text:p>
              </table:table-cell>
              <table:table-cell office:value-type="float" office:value="23.4">
                <text:p>2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37cm" svg:y="0.316cm" chart:style-name="ch2">
          <text:p>TCP Average RTT </text:p>
        </chart:title>
        <chart:legend chart:legend-position="end" svg:x="14.264cm" svg:y="3.705cm" style:legend-expansion="high" chart:style-name="ch3"/>
        <chart:plot-area chart:style-name="ch4" table:cell-range-address="Means.A1:Means.D4" chart:data-source-has-labels="both" svg:x="1.33cm" svg:y="1.275cm" svg:width="12.615cm" svg:height="7.55cm">
          <chartooo:coordinate-region svg:x="1.951cm" svg:y="1.474cm" svg:width="11.994cm" svg:height="6.704cm"/>
          <chart:axis chart:dimension="x" chart:name="primary-x" chart:style-name="ch5" chartooo:axis-type="auto">
            <chartooo:date-scale/>
            <chart:categories table:cell-range-address="Means.A2:Means.A4"/>
          </chart:axis>
          <chart:axis chart:dimension="y" chart:name="primary-y" chart:style-name="ch6">
            <chart:title svg:x="0.451cm" svg:y="6.761cm" chart:style-name="ch7">
              <text:p>Average Microseconds</text:p>
            </chart:title>
            <chart:grid chart:style-name="ch8" chart:class="major"/>
          </chart:axis>
          <chart:series chart:style-name="ch9" chart:values-cell-range-address="Means.B2:Means.B4" chart:label-cell-address="Means.B1:Means.B1" chart:class="chart:bar">
            <chart:data-point chart:repeated="3"/>
          </chart:series>
          <chart:series chart:style-name="ch10" chart:values-cell-range-address="Means.C2:Means.C4" chart:label-cell-address="Means.C1:Means.C1" chart:class="chart:bar">
            <chart:data-point chart:repeated="3"/>
          </chart:series>
          <chart:series chart:style-name="ch11" chart:values-cell-range-address="Means.D2:Means.D4" chart:label-cell-address="Means.D1:Means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B1:Means.B1</svg:desc>
                </draw:g>
              </table:table-cell>
              <table:table-cell office:value-type="string">
                <text:p>64B</text:p>
                <draw:g>
                  <svg:desc>Means.C1:Means.C1</svg:desc>
                </draw:g>
              </table:table-cell>
              <table:table-cell office:value-type="string">
                <text:p>1024B</text:p>
                <draw:g>
                  <svg:desc>Means.D1:Mea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A2:Means.A4</svg:desc>
                </draw:g>
              </table:table-cell>
              <table:table-cell office:value-type="float" office:value="74.84">
                <text:p>74.84</text:p>
                <draw:g>
                  <svg:desc>Means.B2:Means.B4</svg:desc>
                </draw:g>
              </table:table-cell>
              <table:table-cell office:value-type="float" office:value="74">
                <text:p>74</text:p>
                <draw:g>
                  <svg:desc>Means.C2:Means.C4</svg:desc>
                </draw:g>
              </table:table-cell>
              <table:table-cell office:value-type="float" office:value="76.26">
                <text:p>76.26</text:p>
                <draw:g>
                  <svg:desc>Means.D2:Means.D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13.98">
                <text:p>13.98</text:p>
              </table:table-cell>
              <table:table-cell office:value-type="float" office:value="13.54">
                <text:p>13.54</text:p>
              </table:table-cell>
              <table:table-cell office:value-type="float" office:value="13.94">
                <text:p>13.94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28.96">
                <text:p>28.96</text:p>
              </table:table-cell>
              <table:table-cell office:value-type="float" office:value="27.82">
                <text:p>27.82</text:p>
              </table:table-cell>
              <table:table-cell office:value-type="float" office:value="27.4">
                <text:p>27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CP Transfer Rates Vs Data Size</text:p>
        </chart:title>
        <chart:legend chart:legend-position="end" svg:x="14.451cm" svg:y="3.205cm" style:legend-expansion="high" chart:style-name="ch3"/>
        <chart:plot-area chart:style-name="ch4" table:cell-range-address="Means.O1:Means.T4" chart:data-source-has-labels="both" svg:x="1.331cm" svg:y="1.275cm" svg:width="12.8cm" svg:height="7.545cm">
          <chartooo:coordinate-region svg:x="2.265cm" svg:y="1.474cm" svg:width="11.808cm" svg:height="6.699cm"/>
          <chart:axis chart:dimension="x" chart:name="primary-x" chart:style-name="ch5" chartooo:axis-type="auto">
            <chartooo:date-scale/>
            <chart:categories table:cell-range-address="Means.O2:Means.O4"/>
          </chart:axis>
          <chart:axis chart:dimension="y" chart:name="primary-y" chart:style-name="ch6">
            <chart:title svg:x="0.451cm" svg:y="6.586cm" chart:style-name="ch7">
              <text:p>Average MB/Second</text:p>
            </chart:title>
            <chart:grid chart:style-name="ch8" chart:class="major"/>
          </chart:axis>
          <chart:series chart:style-name="ch9" chart:values-cell-range-address="Means.P2:Means.P4" chart:label-cell-address="Means.P1:Means.P1" chart:class="chart:bar">
            <chart:data-point chart:repeated="3"/>
          </chart:series>
          <chart:series chart:style-name="ch10" chart:values-cell-range-address="Means.Q2:Means.Q4" chart:label-cell-address="Means.Q1:Means.Q1" chart:class="chart:bar">
            <chart:data-point chart:repeated="3"/>
          </chart:series>
          <chart:series chart:style-name="ch11" chart:values-cell-range-address="Means.R2:Means.R4" chart:label-cell-address="Means.R1:Means.R1" chart:class="chart:bar">
            <chart:data-point chart:repeated="3"/>
          </chart:series>
          <chart:series chart:style-name="ch12" chart:values-cell-range-address="Means.S2:Means.S4" chart:label-cell-address="Means.S1:Means.S1" chart:class="chart:bar">
            <chart:data-point chart:repeated="3"/>
          </chart:series>
          <chart:series chart:style-name="ch13" chart:values-cell-range-address="Means.T2:Means.T4" chart:label-cell-address="Means.T1:Means.T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Means.P1:Means.P1</svg:desc>
                </draw:g>
              </table:table-cell>
              <table:table-cell office:value-type="string">
                <text:p>16K</text:p>
                <draw:g>
                  <svg:desc>Means.Q1:Means.Q1</svg:desc>
                </draw:g>
              </table:table-cell>
              <table:table-cell office:value-type="string">
                <text:p>64K</text:p>
                <draw:g>
                  <svg:desc>Means.R1:Means.R1</svg:desc>
                </draw:g>
              </table:table-cell>
              <table:table-cell office:value-type="string">
                <text:p>256K</text:p>
                <draw:g>
                  <svg:desc>Means.S1:Means.S1</svg:desc>
                </draw:g>
              </table:table-cell>
              <table:table-cell office:value-type="string">
                <text:p>1M</text:p>
                <draw:g>
                  <svg:desc>Means.T1:Mea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_to_pi</text:p>
                <draw:g>
                  <svg:desc>Means.O2:Means.O4</svg:desc>
                </draw:g>
              </table:table-cell>
              <table:table-cell office:value-type="float" office:value="9.85512959495418">
                <text:p>9.85512959495418</text:p>
                <draw:g>
                  <svg:desc>Means.P2:Means.P4</svg:desc>
                </draw:g>
              </table:table-cell>
              <table:table-cell office:value-type="float" office:value="30.82435894966">
                <text:p>30.82435894966</text:p>
                <draw:g>
                  <svg:desc>Means.Q2:Means.Q4</svg:desc>
                </draw:g>
              </table:table-cell>
              <table:table-cell office:value-type="float" office:value="59.591981154036">
                <text:p>59.591981154036</text:p>
                <draw:g>
                  <svg:desc>Means.R2:Means.R4</svg:desc>
                </draw:g>
              </table:table-cell>
              <table:table-cell office:value-type="float" office:value="52.7643576763896">
                <text:p>52.7643576763896</text:p>
                <draw:g>
                  <svg:desc>Means.S2:Means.S4</svg:desc>
                </draw:g>
              </table:table-cell>
              <table:table-cell office:value-type="float" office:value="45.6383226821095">
                <text:p>45.6383226821095</text:p>
                <draw:g>
                  <svg:desc>Means.T2:Means.T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73.1528895391368">
                <text:p>73.1528895391368</text:p>
              </table:table-cell>
              <table:table-cell office:value-type="float" office:value="569.192458199929">
                <text:p>569.192458199929</text:p>
              </table:table-cell>
              <table:table-cell office:value-type="float" office:value="1122.61006840905">
                <text:p>1122.61006840905</text:p>
              </table:table-cell>
              <table:table-cell office:value-type="float" office:value="1749.47037517939">
                <text:p>1749.47037517939</text:p>
              </table:table-cell>
              <table:table-cell office:value-type="float" office:value="1778.25197830533">
                <text:p>1778.25197830533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52.8262017960908">
                <text:p>52.8262017960908</text:p>
              </table:table-cell>
              <table:table-cell office:value-type="float" office:value="383.785080355001">
                <text:p>383.785080355001</text:p>
              </table:table-cell>
              <table:table-cell office:value-type="float" office:value="597.628163227192">
                <text:p>597.628163227192</text:p>
              </table:table-cell>
              <table:table-cell office:value-type="float" office:value="755.697248789704">
                <text:p>755.697248789704</text:p>
              </table:table-cell>
              <table:table-cell office:value-type="float" office:value="768.078651253888">
                <text:p>768.0786512538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225cm" svg:y="0.316cm" chart:style-name="ch2">
          <text:p>TCP Transfer Rate vs # of Messages</text:p>
        </chart:title>
        <chart:legend chart:legend-position="end" svg:x="14.264cm" svg:y="3.706cm" style:legend-expansion="high" chart:style-name="ch3"/>
        <chart:plot-area chart:style-name="ch4" table:cell-range-address="Means.V1:Means.Y4" chart:data-source-has-labels="both" svg:x="1.33cm" svg:y="1.275cm" svg:width="12.615cm" svg:height="7.551cm">
          <chartooo:coordinate-region svg:x="2.254cm" svg:y="1.474cm" svg:width="11.623cm" svg:height="6.705cm"/>
          <chart:axis chart:dimension="x" chart:name="primary-x" chart:style-name="ch5" chartooo:axis-type="auto">
            <chartooo:date-scale/>
            <chart:categories table:cell-range-address="Means.V2:Means.V4"/>
          </chart:axis>
          <chart:axis chart:dimension="y" chart:name="primary-y" chart:style-name="ch6">
            <chart:title svg:x="0.451cm" svg:y="6.589cm" chart:style-name="ch7">
              <text:p>Average MB/Second</text:p>
            </chart:title>
            <chart:grid chart:style-name="ch8" chart:class="major"/>
          </chart:axis>
          <chart:series chart:style-name="ch9" chart:values-cell-range-address="Means.W2:Means.W4" chart:label-cell-address="Means.W1:Means.W1" chart:class="chart:bar">
            <chart:data-point chart:repeated="3"/>
          </chart:series>
          <chart:series chart:style-name="ch10" chart:values-cell-range-address="Means.X2:Means.X4" chart:label-cell-address="Means.X1:Means.X1" chart:class="chart:bar">
            <chart:data-point chart:repeated="3"/>
          </chart:series>
          <chart:series chart:style-name="ch11" chart:values-cell-range-address="Means.Y2:Means.Y4" chart:label-cell-address="Means.Y1:Means.Y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B</text:p>
                <draw:g>
                  <svg:desc>Means.W1:Means.W1</svg:desc>
                </draw:g>
              </table:table-cell>
              <table:table-cell office:value-type="string">
                <text:p>512B</text:p>
                <draw:g>
                  <svg:desc>Means.X1:Means.X1</svg:desc>
                </draw:g>
              </table:table-cell>
              <table:table-cell office:value-type="string">
                <text:p>256B</text:p>
                <draw:g>
                  <svg:desc>Means.Y1:Means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_to_pi</text:p>
                <draw:g>
                  <svg:desc>Means.V2:Means.V4</svg:desc>
                </draw:g>
              </table:table-cell>
              <table:table-cell office:value-type="float" office:value="82.2584890760726">
                <text:p>82.2584890760726</text:p>
                <draw:g>
                  <svg:desc>Means.W2:Means.W4</svg:desc>
                </draw:g>
              </table:table-cell>
              <table:table-cell office:value-type="float" office:value="57.2282089287452">
                <text:p>57.2282089287452</text:p>
                <draw:g>
                  <svg:desc>Means.X2:Means.X4</svg:desc>
                </draw:g>
              </table:table-cell>
              <table:table-cell office:value-type="float" office:value="36.5313351180108">
                <text:p>36.5313351180108</text:p>
                <draw:g>
                  <svg:desc>Means.Y2:Means.Y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901.404388036561">
                <text:p>901.404388036561</text:p>
              </table:table-cell>
              <table:table-cell office:value-type="float" office:value="536.860867137673">
                <text:p>536.860867137673</text:p>
              </table:table-cell>
              <table:table-cell office:value-type="float" office:value="249.300711504231">
                <text:p>249.300711504231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462.765858985988">
                <text:p>462.765858985988</text:p>
              </table:table-cell>
              <table:table-cell office:value-type="float" office:value="325.353496574028">
                <text:p>325.353496574028</text:p>
              </table:table-cell>
              <table:table-cell office:value-type="float" office:value="143.188932068307">
                <text:p>143.1889320683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145cm" svg:y="0.316cm" chart:style-name="ch2">
          <text:p>UDP Transfer Rate vs # Of Messages</text:p>
        </chart:title>
        <chart:legend chart:legend-position="end" svg:x="14.264cm" svg:y="3.706cm" style:legend-expansion="high" chart:style-name="ch3"/>
        <chart:plot-area chart:style-name="ch4" table:cell-range-address="Means.AC1:Means.AF4" chart:data-source-has-labels="both" svg:x="1.33cm" svg:y="1.275cm" svg:width="12.615cm" svg:height="7.551cm">
          <chartooo:coordinate-region svg:x="2.137cm" svg:y="1.474cm" svg:width="11.808cm" svg:height="6.705cm"/>
          <chart:axis chart:dimension="x" chart:name="primary-x" chart:style-name="ch5" chartooo:axis-type="auto">
            <chartooo:date-scale/>
            <chart:categories table:cell-range-address="Means.AC2:Means.AC4"/>
          </chart:axis>
          <chart:axis chart:dimension="y" chart:name="primary-y" chart:style-name="ch6">
            <chart:title svg:x="0.451cm" svg:y="6.589cm" chart:style-name="ch7">
              <text:p>Average MB/Second</text:p>
            </chart:title>
            <chart:grid chart:style-name="ch8" chart:class="major"/>
          </chart:axis>
          <chart:series chart:style-name="ch9" chart:values-cell-range-address="Means.AD2:Means.AD4" chart:label-cell-address="Means.AD1:Means.AD1" chart:class="chart:bar">
            <chart:data-point chart:repeated="3"/>
          </chart:series>
          <chart:series chart:style-name="ch10" chart:values-cell-range-address="Means.AE2:Means.AE4" chart:label-cell-address="Means.AE1:Means.AE1" chart:class="chart:bar">
            <chart:data-point chart:repeated="3"/>
          </chart:series>
          <chart:series chart:style-name="ch11" chart:values-cell-range-address="Means.AF2:Means.AF4" chart:label-cell-address="Means.AF1:Means.AF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B</text:p>
                <draw:g>
                  <svg:desc>Means.AD1:Means.AD1</svg:desc>
                </draw:g>
              </table:table-cell>
              <table:table-cell office:value-type="string">
                <text:p>512B</text:p>
                <draw:g>
                  <svg:desc>Means.AE1:Means.AE1</svg:desc>
                </draw:g>
              </table:table-cell>
              <table:table-cell office:value-type="string">
                <text:p>256B</text:p>
                <draw:g>
                  <svg:desc>Means.AF1:Means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_to_pi</text:p>
                <draw:g>
                  <svg:desc>Means.AC2:Means.AC4</svg:desc>
                </draw:g>
              </table:table-cell>
              <table:table-cell office:value-type="float" office:value="0">
                <text:p>0</text:p>
                <draw:g>
                  <svg:desc>Means.AD2:Means.AD4</svg:desc>
                </draw:g>
              </table:table-cell>
              <table:table-cell office:value-type="float" office:value="0">
                <text:p>0</text:p>
                <draw:g>
                  <svg:desc>Means.AE2:Means.AE4</svg:desc>
                </draw:g>
              </table:table-cell>
              <table:table-cell office:value-type="float" office:value="0">
                <text:p>0</text:p>
                <draw:g>
                  <svg:desc>Means.AF2:Means.AF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471.315724977848">
                <text:p>471.315724977848</text:p>
              </table:table-cell>
              <table:table-cell office:value-type="float" office:value="202.12718651084">
                <text:p>202.12718651084</text:p>
              </table:table-cell>
              <table:table-cell office:value-type="float" office:value="72.4469688188246">
                <text:p>72.4469688188246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188.45097071095">
                <text:p>188.45097071095</text:p>
              </table:table-cell>
              <table:table-cell office:value-type="float" office:value="100.002000040001">
                <text:p>100.002000040001</text:p>
              </table:table-cell>
              <table:table-cell office:value-type="float" office:value="52.8638459928148">
                <text:p>52.86384599281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